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20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2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3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4" style:family="paragraph" style:parent-style-name="Table_20_Contents">
      <style:text-properties style:font-name="Arial" style:font-name-asian="Arial"/>
    </style:style>
    <style:style style:name="P25" style:family="paragraph" style:parent-style-name="Table_20_Contents">
      <style:paragraph-properties fo:line-height="150%"/>
      <style:text-properties style:font-name="Arial" style:font-name-asian="Arial"/>
    </style:style>
    <style:style style:name="P26" style:family="paragraph" style:parent-style-name="Table_20_Contents">
      <style:text-properties style:font-name="Arial" fo:font-size="12pt" style:font-name-asian="Arial"/>
    </style:style>
    <style:style style:name="P27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8" style:family="paragraph" style:parent-style-name="Table_20_Contents">
      <style:text-properties style:font-name="Verdana" fo:font-size="14pt" style:font-size-asian="14pt" style:font-size-complex="14pt"/>
    </style:style>
    <style:style style:name="P29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30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0">
      <style:paragraph-properties fo:line-height="150%"/>
      <style:text-properties style:font-name="Arial" style:font-name-asian="Arial"/>
    </style:style>
    <style:style style:name="P32" style:family="paragraph" style:parent-style-name="Text_20_body" style:list-style-name="L70">
      <style:paragraph-properties fo:line-height="150%"/>
      <style:text-properties style:font-name="Arial" style:font-name-asian="Arial" style:language-asian="ja" style:country-asian="JP"/>
    </style:style>
    <style:style style:name="P3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9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0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1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2" style:family="paragraph" style:parent-style-name="Text_20_body" style:list-style-name="L7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3" style:family="paragraph" style:parent-style-name="Text_20_body" style:list-style-name="L7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2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3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4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5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6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7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18" style:family="paragraph" style:parent-style-name="Text_20_body" style:list-style-name="L6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20" style:family="paragraph" style:parent-style-name="Text_20_body" style:list-style-name="L10">
      <style:paragraph-properties fo:margin-top="0cm" fo:margin-bottom="0cm" fo:line-height="150%" style:writing-mode="lr-tb"/>
    </style:style>
    <style:style style:name="P121" style:family="paragraph" style:parent-style-name="Text_20_body" style:list-style-name="L16">
      <style:paragraph-properties fo:margin-top="0cm" fo:margin-bottom="0cm" fo:line-height="150%" style:writing-mode="lr-tb"/>
    </style:style>
    <style:style style:name="P122" style:family="paragraph" style:parent-style-name="Text_20_body" style:list-style-name="L27">
      <style:paragraph-properties fo:margin-top="0cm" fo:margin-bottom="0cm" fo:line-height="150%" style:writing-mode="lr-tb"/>
    </style:style>
    <style:style style:name="P123" style:family="paragraph" style:parent-style-name="Text_20_body" style:list-style-name="L39">
      <style:paragraph-properties fo:margin-top="0cm" fo:margin-bottom="0cm" fo:line-height="150%" style:writing-mode="lr-tb"/>
    </style:style>
    <style:style style:name="P124" style:family="paragraph" style:parent-style-name="Text_20_body" style:list-style-name="L57">
      <style:paragraph-properties fo:margin-top="0cm" fo:margin-bottom="0cm" fo:line-height="150%" style:writing-mode="lr-tb"/>
    </style:style>
    <style:style style:name="P125" style:family="paragraph" style:parent-style-name="Text_20_body" style:list-style-name="L60">
      <style:paragraph-properties fo:margin-top="0cm" fo:margin-bottom="0cm" fo:line-height="150%" style:writing-mode="lr-tb"/>
    </style:style>
    <style:style style:name="P126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7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28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29" style:family="paragraph" style:parent-style-name="Text_20_body" style:list-style-name="L69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3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1" style:family="paragraph" style:parent-style-name="Text_20_body" style:list-style-name="L69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2" style:family="paragraph" style:parent-style-name="Text_20_body" style:list-style-name="L69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3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9"><text:span text:style-name="T10">22</text:span>---------------------------------------------------------------------------</text:p>
      <text:p text:style-name="P17">res free# JVEMV6 44#8.4.3_23 / 44. currency / 8. prog-python / 4 tester / 3. id-X / 20191127_094949</text:p>
      <text:p text:style-name="P17"/>
      <text:p text:style-name="P9">[do] <text:span text:style-name="T6">#_ </text:span></text:p>
      <text:list xml:id="list7985138369990823309" text:style-name="L1">
        <text:list-item>
          <text:p text:style-name="P35">REVIEW</text:p>
        </text:list-item>
        <text:list-item>
          <text:p text:style-name="P35"><text:span text:style-name="T6">#_ </text:span>TASK-1</text:p>
          <text:list>
            <text:list-item>
              <text:list>
                <text:list-item>
                  <text:p text:style-name="P35">categorizing → if “UNKNOWN”</text:p>
                  <text:list>
                    <text:list-item>
                      <text:p text:style-name="P35">==&gt; ”update_Pos_After_Identifying” → return false</text:p>
                    </text:list-item>
                    <text:list-item>
                      <text:p text:style-name="P35">#_20191126_141554:next</text:p>
                    </text:list-item>
                  </text:list>
                </text:list-item>
              </text:list>
            </text:list-item>
            <text:list-item>
              <text:p text:style-name="P35">T-1.1</text:p>
              <text:list>
                <text:list-item>
                  <text:p text:style-name="P35">CODE : #_20191127_095715:test</text:p>
                </text:list-item>
                <text:list-item>
                  <text:p text:style-name="P35">TEST ==&gt; </text:p>
                  <text:list>
                    <text:list-item>
                      <text:p text:style-name="P35">TRACE</text:p>
                      <text:list>
                        <text:list-item>
                          <text:p text:style-name="P35">loop_J2_Y</text:p>
                        </text:list-item>
                        <text:list-item>
                          <text:p text:style-name="P35">/→ _loop_J3 (valOf_Ret = (flg_Pos, valOf_Update))</text:p>
                        </text:list-item>
                        <text:list-item>
                          <text:p text:style-name="P35">/→ _loop_J3_Y</text:p>
                        </text:list-item>
                        <text:list-item>
                          <text:p text:style-name="P35">→ _loop_J3_N</text:p>
                        </text:list-item>
                        <text:list-item>
                          <text:p text:style-name="P35">/→ _loop_J3_4</text:p>
                        </text:list-item>
                      </text:list>
                    </text:list-item>
                    <text:list-item>
                      <text:p text:style-name="P35">TRACE</text:p>
                      <text:list>
                        <text:list-item>
                          <text:p text:style-name="P35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5">TEST ==&gt; </text:p>
                  <text:list>
                    <text:list-item>
                      <text:p text:style-name="P35">FIX : #_20191127_102353:fix</text:p>
                    </text:list-item>
                    <text:list-item>
                      <text:p text:style-name="P3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758017373416487650" text:style-name="L2">
        <text:list-item>
          <text:p text:style-name="P36">TASK-1 : #_20191127_102826:next</text:p>
          <text:list>
            <text:list-item>
              <text:p text:style-name="P36">#_20191107_135221:caller</text:p>
            </text:list-item>
            <text:list-item>
              <text:p text:style-name="P36"><text:soft-page-break/>“libfx_7.tester_T_2__Buy_Up__Loop_2_Trailing__V3__ForLoop_1_Sell”</text:p>
            </text:list-item>
            <text:list-item>
              <text:p text:style-name="P36">==&gt; post loop-break</text:p>
            </text:list-item>
          </text:list>
        </text:list-item>
      </text:list>
      <text:p text:style-name="P9">[further]</text:p>
      <text:list xml:id="list7802029909327484883" text:style-name="L3">
        <text:list-item>
          <text:p text:style-name="P37"/>
        </text:list-item>
      </text:list>
      <text:p text:style-name="P2"><text:line-break/><text:span text:style-name="T9">[/ 20191127_102804]</text:span></text:p>
      <text:p text:style-name="P2"/>
      <text:p text:style-name="P12"/>
      <text:p text:style-name="P9"><text:span text:style-name="T10">23</text:span>---------------------------------------------------------------------------</text:p>
      <text:p text:style-name="P17">res free# JVEMV6 44#8.4.3_24 / 44. currency / 8. prog-python / 4 tester / 3. id-X / 20191127_122728</text:p>
      <text:p text:style-name="P17"/>
      <text:p text:style-name="P9">[do] <text:span text:style-name="T6">#_ </text:span></text:p>
      <text:list xml:id="list3012172491320694850" text:style-name="L4">
        <text:list-item>
          <text:p text:style-name="P38"><text:span text:style-name="T6">#_ </text:span>REVIEW</text:p>
        </text:list-item>
        <text:list-item>
          <text:p text:style-name="P38">TASK-1 : #_20191127_102826:next</text:p>
          <text:list>
            <text:list-item>
              <text:list>
                <text:list-item>
                  <text:p text:style-name="P38">#_20191107_135221:caller</text:p>
                </text:list-item>
                <text:list-item>
                  <text:p text:style-name="P38">“libfx_7.tester_T_2__Buy_Up__Loop_2_Trailing__V3__ForLoop_1_Sell”</text:p>
                </text:list-item>
                <text:list-item>
                  <text:p text:style-name="P38">==&gt; post loop-break</text:p>
                </text:list-item>
              </text:list>
            </text:list-item>
            <text:list-item>
              <text:p text:style-name="P38"><text:span text:style-name="T6">#_ </text:span>T-1.1 : review code [20191127_123305</text:p>
            </text:list-item>
            <text:list-item>
              <text:p text:style-name="P38"><text:span text:style-name="T6">#_ </text:span>T-1.2 : “TEST” → comment out</text:p>
              <text:list>
                <text:list-item>
                  <text:p text:style-name="P38"><text:span text:style-name="T6">#_ </text:span>CODE </text:p>
                </text:list-item>
                <text:list-item>
                  <text:p text:style-name="P38">TEST ==&gt; </text:p>
                  <text:list>
                    <text:list-item>
                      <text:p text:style-name="P38">result</text:p>
                      <text:list>
                        <text:list-item>
                          <text:p text:style-name="P38">2019.04.24 07:45 ==&gt; C5 → WHY?</text:p>
                        </text:list-item>
                      </text:list>
                    </text:list-item>
                    <text:list-item>
                      <text:p text:style-name="P38">TRY : ==&gt; OK</text:p>
                    </text:list-item>
                    <text:list-item>
                      <text:p text:style-name="P38">result</text:p>
                      <text:list>
                        <text:list-item>
                          <text:p text:style-name="P38">2019.04.24 08:00 → C5, why ?</text:p>
                        </text:list-item>
                        <text:list-item>
                          <text:p text:style-name="P3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<text:span text:style-name="T6">#_ </text:span>T-1.3 : change → j3.4</text:p>
              <text:list>
                <text:list-item>
                  <text:p text:style-name="P104">CODE</text:p>
                  <text:list>
                    <text:list-item>
                      <text:p text:style-name="P104">“cond_1 = (e0.price_Low &lt;= e0.price_Close)”</text:p>
                      <text:list>
                        <text:list-item>
                          <text:p text:style-name="P104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104"><text:span text:style-name="T6">#_ </text:span>TEST ==&gt; OK </text:p>
                </text:list-item>
              </text:list>
            </text:list-item>
            <text:list-item>
              <text:p text:style-name="P104">T-1.3 : lo_LO_Pos_Exits → build</text:p>
              <text:list>
                <text:list-item>
                  <text:p text:style-name="P104">#_20191127_130006:ref</text:p>
                </text:list-item>
                <text:list-item>
                  <text:p text:style-name="P104">TRACE</text:p>
                  <text:list>
                    <text:list-item>
                      <text:p text:style-name="P104">update_Pos_After_Identifying_C8</text:p>
                    </text:list-item>
                    <text:list-item>
                      <text:p text:style-name="P104">← update_Pos_After_Identifying</text:p>
                    </text:list-item>
                  </text:list>
                </text:list-item>
                <text:list-item>
                  <text:p text:style-name="P104">CODE : “step : D : j6-2”</text:p>
                  <text:list>
                    <text:list-item>
                      <text:p text:style-name="P104">#_20191127_130848:tmp</text:p>
                    </text:list-item>
                    <text:list-item>
                      <text:p text:style-name="P104">new FUNC : reset_Pos(Pos)</text:p>
                      <text:list>
                        <text:list-item>
                          <text:p text:style-name="P104">#_20191127_131823:caller</text:p>
                        </text:list-item>
                        <text:list-item>
                          <text:p text:style-name="P104">#_20191127_131828:head</text:p>
                        </text:list-item>
                        <text:list-item>
                          <text:p text:style-name="P104">#_20191127_131831:wl:in-func</text:p>
                        </text:list-item>
                      </text:list>
                    </text:list-item>
                    <text:list-item>
                      <text:p text:style-name="P104">TEST ==&gt; </text:p>
                      <text:list>
                        <text:list-item>
                          <text:p text:style-name="P104">review : libfx_6.py:5567</text:p>
                          <text:list>
                            <text:list-item>
                              <text:p text:style-name="P104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4">PROBLEM ==&gt; dat file → entries all same</text:p>
                  <text:list>
                    <text:list-item>
                      <text:p text:style-name="P104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104">TRY : #_20191127_134648:tmp</text:p>
                      <text:list>
                        <text:list-item>
                          <text:p text:style-name="P104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2105584475395469803" text:style-name="L5">
        <text:list-item>
          <text:p text:style-name="P39">TASK : </text:p>
          <text:list>
            <text:list-item>
              <text:p text:style-name="P39">“step : A : 2 : j1 : N” ==&gt; modify</text:p>
              <text:list>
                <text:list-item>
                  <text:p text:style-name="P39"><text:soft-page-break/>→ loop-break NOT by “len(lo_Pos_Exits) &lt;= 0”</text:p>
                </text:list-item>
                <text:list-item>
                  <text:p text:style-name="P39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9">TASK-2 : <text:span text:style-name="T8">PROBLEM ==&gt; dat file → entries all same</text:span></text:p>
          <text:list>
            <text:list-item>
              <text:p text:style-name="P105">#_20191127_133126:tmp (libfx_6)</text:p>
            </text:list-item>
          </text:list>
        </text:list-item>
      </text:list>
      <text:p text:style-name="P9">[further]</text:p>
      <text:list xml:id="list4420585723424731671" text:style-name="L6">
        <text:list-item>
          <text:p text:style-name="P40"/>
        </text:list-item>
      </text:list>
      <text:p text:style-name="P2"><text:line-break/><text:span text:style-name="T9">[/ 20191127_140005]</text:span></text:p>
      <text:p text:style-name="P2"/>
      <text:p text:style-name="P12"/>
      <text:p text:style-name="P9"><text:span text:style-name="T10">24</text:span>---------------------------------------------------------------------------</text:p>
      <text:p text:style-name="P17">res free# JVEMV6 44#8.4.3_25 / 44. currency / 8. prog-python / 4 tester / 3. id-X / 20191127_153307</text:p>
      <text:p text:style-name="P17"/>
      <text:p text:style-name="P9">[do] <text:span text:style-name="T6">#_ </text:span></text:p>
      <text:list xml:id="list8052818370485943276" text:style-name="L7">
        <text:list-item>
          <text:p text:style-name="P41">REVIEW</text:p>
        </text:list-item>
        <text:list-item>
          <text:p text:style-name="P41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41">→ loop-break NOT by “len(lo_Pos_Exits) &lt;= 0”</text:p>
                    </text:list-item>
                    <text:list-item>
                      <text:p text:style-name="P41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41">T-1.1 : probe</text:p>
              <text:list>
                <text:list-item>
                  <text:p text:style-name="P41"><text:span text:style-name="T6">#_ </text:span>“step : A : 2 : j1” → where used ?</text:p>
                  <text:list>
                    <text:list-item>
                      <text:p text:style-name="P41"><text:span text:style-name="T12">#_20191127_153839:tmp</text:span> ==&gt; this</text:p>
                      <text:list>
                        <text:list-item>
                          <text:p text:style-name="P41">in → tester_T_2__Buy_Up__Loop_2_Trailing__V3_Sell</text:p>
                        </text:list-item>
                      </text:list>
                    </text:list-item>
                    <text:list-item>
                      <text:p text:style-name="P41">#_20191127_153903:tmp</text:p>
                      <text:list>
                        <text:list-item>
                          <text:p text:style-name="P41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6">#_ </text:span>“(step : A : 2 : 1) loop --&gt; comp” → where // in dat file ?</text:p>
                  <text:list>
                    <text:list-item>
                      <text:p text:style-name="P41">→ after : “valOf_Identity ==&gt; C8” </text:p>
                    </text:list-item>
                  </text:list>
                </text:list-item>
                <text:list-item>
                  <text:p text:style-name="P41"><text:soft-page-break/><text:span text:style-name="T6">#_ </text:span>“(step : A : 2 : 1) loop --&gt; comp” → where // in py file ?</text:p>
                  <text:list>
                    <text:list-item>
                      <text:p text:style-name="P41">→ #_20191127_154533:tmp (once) (line : 5946)</text:p>
                    </text:list-item>
                  </text:list>
                </text:list-item>
                <text:list-item>
                  <text:p text:style-name="P41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41">TRY → re-execute</text:p>
                      <text:list>
                        <text:list-item>
                          <text:p text:style-name="P41">==&gt; now → “libfx_6.py:5458”</text:p>
                        </text:list-item>
                      </text:list>
                    </text:list-item>
                    <text:list-item>
                      <text:p text:style-name="P41">TRY : what is actually there in the line 5458 in py file ?</text:p>
                      <text:list>
                        <text:list-item>
                          <text:p text:style-name="P41">==&gt; another func : tester_T_2__Buy_Up__Loop_2_Trailing__V3_Sell</text:p>
                        </text:list-item>
                      </text:list>
                    </text:list-item>
                    <text:list-item>
                      <text:p text:style-name="P41">TRY : “loop --&gt; comp” → where // in py file ?</text:p>
                      <text:list>
                        <text:list-item>
                          <text:p text:style-name="P41"><text:span text:style-name="T13">#_20191127_155149:tmp</text:span> ==&gt; this</text:p>
                          <text:list>
                            <text:list-item>
                              <text:p text:style-name="P41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41">#_20191127_154533:tmp</text:p>
                          <text:list>
                            <text:list-item>
                              <text:p text:style-name="P41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41"><text:span text:style-name="T6">#_ </text:span>T-1.2 : probes</text:p>
              <text:list>
                <text:list-item>
                  <text:p text:style-name="P41">1.2.1 : “(step : A : 2 : X) reporting” ==&gt; where in → log file</text:p>
                  <text:list>
                    <text:list-item>
                      <text:p text:style-name="P41">==&gt; OK</text:p>
                    </text:list-item>
                  </text:list>
                </text:list-item>
                <text:list-item>
                  <text:p text:style-name="P41">1.2.2 : “cntOf_Loop” → what value it has ?</text:p>
                  <text:list>
                    <text:list-item>
                      <text:p text:style-name="P41">==&gt; incremental</text:p>
                    </text:list-item>
                  </text:list>
                </text:list-item>
              </text:list>
            </text:list-item>
            <text:list-item>
              <text:p text:style-name="P41"><text:span text:style-name="T6">#_ </text:span>T-1.3 : loop break → use “cntOf_Loop” value</text:p>
              <text:list>
                <text:list-item>
                  <text:p text:style-name="P41">CODE</text:p>
                </text:list-item>
                <text:list-item>
                  <text:p text:style-name="P41">TEST ==&gt; OK</text:p>
                  <text:list>
                    <text:list-item>
                      <text:p text:style-name="P41">log → output-ed</text:p>
                    </text:list-item>
                  </text:list>
                </text:list-item>
                <text:list-item>
                  <text:p text:style-name="P41"><text:span text:style-name="T6">#_ </text:span>-1.3.1 : “cntOf_Loop” value ==&gt; change </text:p>
                  <text:list>
                    <text:list-item>
                      <text:p text:style-name="P41">CODE</text:p>
                    </text:list-item>
                    <text:list-item>
                      <text:p text:style-name="P41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06"><text:span text:style-name="T13">#_20191127_133126:tmp</text:span> (libfx_6) ::[20191127_162818</text:p>
                </text:list-item>
              </text:list>
            </text:list-item>
            <text:list-item>
              <text:p text:style-name="P106">T-2.1 : probe</text:p>
              <text:list>
                <text:list-item>
                  <text:p text:style-name="P106">“(step : A : 2 : j1 : Y : 1)” ==&gt; shown in log file ?</text:p>
                  <text:list>
                    <text:list-item>
                      <text:p text:style-name="P106">==&gt; FOUND : “[libfx_6.py:5523” → at this line, Pos has already irregular → “Pos['st_idx']<text:tab/>14</text:p>
                    </text:list-item>
                    <text:list-item>
                      <text:p text:style-name="P106">Pos['st_pr']<text:tab/>78.644</text:p>
                    </text:list-item>
                    <text:list-item>
                      <text:p text:style-name="P106">Pos['ext_idx']<text:tab/>13”</text:p>
                    </text:list-item>
                  </text:list>
                </text:list-item>
              </text:list>
            </text:list-item>
            <text:list-item>
              <text:p text:style-name="P106">T-2.2 : TRACE</text:p>
              <text:list>
                <text:list-item>
                  <text:p text:style-name="P106">libfx_6 :: tester_T_2__Buy_Up__Loop_2_Trailing__V3__ForLoop_1_Sell</text:p>
                  <text:list>
                    <text:list-item>
                      <text:p text:style-name="P106">#_20191102_121417:caller</text:p>
                    </text:list-item>
                  </text:list>
                </text:list-item>
                <text:list-item>
                  <text:p text:style-name="P106">==&gt; in this function, search → “lo_Pos_Exits.append”</text:p>
                  <text:list>
                    <text:list-item>
                      <text:p text:style-name="P106">→ not entry</text:p>
                    </text:list-item>
                  </text:list>
                </text:list-item>
                <text:list-item>
                  <text:p text:style-name="P106">2.2.1 : search “lo_Pos_Exits.append” in libfx_7</text:p>
                  <text:list>
                    <text:list-item>
                      <text:p text:style-name="P106">#_20191127_163615:tmp</text:p>
                    </text:list-item>
                    <text:list-item>
                      <text:p text:style-name="P106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115897303274180830" text:style-name="L8">
        <text:list-item>
          <text:p text:style-name="P42">TASK : continue</text:p>
          <text:list>
            <text:list-item>
              <text:p text:style-name="P42">TASK-2.2.1</text:p>
            </text:list-item>
          </text:list>
        </text:list-item>
      </text:list>
      <text:p text:style-name="P9">[further]</text:p>
      <text:list xml:id="list1346700944593770037" text:style-name="L9">
        <text:list-item>
          <text:p text:style-name="P43"/>
        </text:list-item>
      </text:list>
      <text:p text:style-name="P2"><text:line-break/><text:span text:style-name="T9">[/ 20191127_163903]</text:span></text:p>
      <text:p text:style-name="P2"/>
      <text:p text:style-name="P12"/>
      <text:p text:style-name="P17">25<text:span text:style-name="T14">---------------------------------------------------------------------------</text:span></text:p>
      <text:p text:style-name="P17"><text:soft-page-break/>res free# JVEMV6 44#8.4.3_26 / 44. currency / 8. prog-python / 4 tester / 3. id-X / 20191128_134355</text:p>
      <text:p text:style-name="P17"/>
      <text:p text:style-name="P9">[do] <text:span text:style-name="T6">#_ </text:span></text:p>
      <text:list xml:id="list6729144715013698456" text:style-name="L10">
        <text:list-item>
          <text:p text:style-name="P44">REVIEW</text:p>
        </text:list-item>
        <text:list-item>
          <text:p text:style-name="P120"><text:span text:style-name="T2">TASK-1 : </text:span><text:span text:style-name="T3">search “lo_Pos_Exits.append” in libfx_7</text:span></text:p>
        </text:list-item>
      </text:list>
      <text:list xml:id="list34642612" text:continue-list="list3012172491320694850" text:style-name="L4">
        <text:list-item>
          <text:list>
            <text:list-item>
              <text:list>
                <text:list-item>
                  <text:list>
                    <text:list-item>
                      <text:p text:style-name="P104">#_20191127_163615:tmp</text:p>
                    </text:list-item>
                    <text:list-item>
                      <text:p text:style-name="P104">#_20191127_163641:tmp</text:p>
                    </text:list-item>
                  </text:list>
                </text:list-item>
              </text:list>
            </text:list-item>
            <text:list-item>
              <text:p text:style-name="P104">SEG-1 : stopper → set</text:p>
              <text:list>
                <text:list-item>
                  <text:p text:style-name="P104"><text:span text:style-name="T6">#_ </text:span>S-1.1</text:p>
                  <text:list>
                    <text:list-item>
                      <text:p text:style-name="P104">“cntOf_Loop” → where used ?</text:p>
                      <text:list>
                        <text:list-item>
                          <text:p text:style-name="P104">tester_T_2__Buy_Up__Loop_2_Trailing__V3_Sell</text:p>
                        </text:list-item>
                        <text:list-item>
                          <text:p text:style-name="P104">/ tester_T_2__Buy_Up__Loop_2_Trailing__V3__ForLoop_1_Sell</text:p>
                        </text:list-item>
                      </text:list>
                    </text:list-item>
                    <text:list-item>
                      <text:p text:style-name="P104"><text:span text:style-name="T6">#_ </text:span>“(step : A : j1.2 : Y) loop limit” → shown in log file ?</text:p>
                      <text:list>
                        <text:list-item>
                          <text:p text:style-name="P104">==&gt; YES</text:p>
                        </text:list-item>
                      </text:list>
                    </text:list-item>
                  </text:list>
                </text:list-item>
                <text:list-item>
                  <text:p text:style-name="P104"><text:span text:style-name="T6">#_ </text:span>S-1.2 : set limit → <text:span text:style-name="T15">15</text:span>10</text:p>
                  <text:list>
                    <text:list-item>
                      <text:p text:style-name="P104">CODE</text:p>
                    </text:list-item>
                    <text:list-item>
                      <text:p text:style-name="P104">TEST ==&gt; OK</text:p>
                    </text:list-item>
                  </text:list>
                </text:list-item>
              </text:list>
            </text:list-item>
            <text:list-item>
              <text:p text:style-name="P104"><text:span text:style-name="T6">#_ </text:span>T-1.1 </text:p>
              <text:list>
                <text:list-item>
                  <text:p text:style-name="P104">loop limit → off ==&gt; then, dat file wil show what ?</text:p>
                  <text:list>
                    <text:list-item>
                      <text:p text:style-name="P104">use → “[SLICE-30]”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 ==&gt; </text:p>
                  <text:list>
                    <text:list-item>
                      <text:p text:style-name="P104">RESULTS</text:p>
                      <text:list>
                        <text:list-item>
                          <text:p text:style-name="P104">5 entries</text:p>
                        </text:list-item>
                        <text:list-item>
                          <text:p text:style-name="P104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2</text:p>
              <text:list>
                <text:list-item>
                  <text:p text:style-name="P104">DO</text:p>
                  <text:list>
                    <text:list-item>
                      <text:p text:style-name="P104"><text:soft-page-break/>ext_idx ==&gt; where used in py file ?</text:p>
                    </text:list-item>
                    <text:list-item>
                      <text:p text:style-name="P104"><text:span text:style-name="T6">#_ </text:span>“ts_SL ----&gt; SL” ==&gt; where shown in log file ? (BUSL3_No_T_3.(20191128_135530).log)</text:p>
                      <text:list>
                        <text:list-item>
                          <text:p text:style-name="P104">line : 252,772, ==&gt; 2 instances</text:p>
                        </text:list-item>
                      </text:list>
                    </text:list-item>
                    <text:list-item>
                      <text:p text:style-name="P104">dat file → when created in py file ? </text:p>
                      <text:list>
                        <text:list-item>
                          <text:p text:style-name="P104">libfx_6.py:8874</text:p>
                        </text:list-item>
                        <text:list-item>
                          <text:p text:style-name="P104">tester_T_2__Report_Dat</text:p>
                          <text:list>
                            <text:list-item>
                              <text:p text:style-name="P104">caller : line, </text:p>
                              <text:list>
                                <text:list-item>
                                  <text:p text:style-name="P104">8841 : tester_T_2__Report_Dat</text:p>
                                </text:list-item>
                                <text:list-item>
                                  <text:p text:style-name="P104">9620 : _tester_T_2__Choice_1</text:p>
                                </text:list-item>
                                <text:list-item>
                                  <text:p text:style-name="P104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3</text:p>
              <text:list>
                <text:list-item>
                  <text:p text:style-name="P104">DO</text:p>
                  <text:list>
                    <text:list-item>
                      <text:p text:style-name="P104">10112 : tester_T_3 ==&gt; what is being done ?</text:p>
                    </text:list-item>
                    <text:list-item>
                      <text:p text:style-name="P104">tester_T_2__Report_Dat</text:p>
                    </text:list-item>
                  </text:list>
                </text:list-item>
              </text:list>
            </text:list-item>
            <text:list-item>
              <text:p text:style-name="P104">T-1.4</text:p>
              <text:list>
                <text:list-item>
                  <text:p text:style-name="P104">DO</text:p>
                  <text:list>
                    <text:list-item>
                      <text:p text:style-name="P104">func “libfx_6::tester_T_2__Buy_Up__Loop_2_Trailing__V3_Sell” ==&gt; returns “lo_Pos_Exits” ==&gt; what is this variable?</text:p>
                    </text:list-item>
                    <text:list-item>
                      <text:p text:style-name="P104">libfx_6::tester_T_3</text:p>
                    </text:list-item>
                    <text:list-item>
                      <text:p text:style-name="P104">/ tester_T_2__Buy_Up__Loop_2_Trailing__V3_Sell</text:p>
                      <text:list>
                        <text:list-item>
                          <text:p text:style-name="P104">#_20191128_142320:tmp</text:p>
                        </text:list-item>
                        <text:list-item>
                          <text:p text:style-name="P104">“lo_LO_Pos_Exits”</text:p>
                          <text:list>
                            <text:list-item>
                              <text:p text:style-name="P104"/>
                            </text:list-item>
                          </text:list>
                        </text:list-item>
                        <text:list-item>
                          <text:p text:style-name="P104">returned : (cntOf_Loop, lo_Pos_Exits) = </text:p>
                        </text:list-item>
                        <text:list-item>
                          <text:p text:style-name="P104">returns : ret = (cntOf_Loop, lo_LO_Pos_Exits)</text:p>
                        </text:list-item>
                        <text:list-item>
                          <text:p text:style-name="P104">for i in range(0, num_Max_Loop): <text:s text:c="2"/>#for-loop-1:20191031_130700</text:p>
                        </text:list-item>
                        <text:list-item>
                          <text:p text:style-name="P104"><text:soft-page-break/>/ libfx_7.tester_T_2__Buy_Up__Loop_2_Trailing__V3__ForLoop_1_Sell</text:p>
                          <text:list>
                            <text:list-item>
                              <text:p text:style-name="P104">#_20191128_142437:tmp</text:p>
                            </text:list-item>
                            <text:list-item>
                              <text:p text:style-name="P104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104">ret = (cntOf_Loop, lo_LO_Pos_Exits)</text:p>
                        </text:list-item>
                      </text:list>
                    </text:list-item>
                    <text:list-item>
                      <text:p text:style-name="P104">log file → line 5819 ==&gt; shown ?</text:p>
                      <text:list>
                        <text:list-item>
                          <text:p text:style-name="P104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5</text:p>
              <text:list>
                <text:list-item>
                  <text:p text:style-name="P104">DO</text:p>
                  <text:list>
                    <text:list-item>
                      <text:p text:style-name="P104">#_20191128_142805:tmp</text:p>
                    </text:list-item>
                    <text:list-item>
                      <text:p text:style-name="P104">log → show ext values, as well</text:p>
                    </text:list-item>
                  </text:list>
                </text:list-item>
                <text:list-item>
                  <text:p text:style-name="P104">CODE</text:p>
                </text:list-item>
                <text:list-item>
                  <text:p text:style-name="P104">TEST ==&gt; </text:p>
                  <text:list>
                    <text:list-item>
                      <text:p text:style-name="P104">FOUND</text:p>
                      <text:list>
                        <text:list-item>
                          <text:p text:style-name="P104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79115690584889878" text:style-name="L11">
        <text:list-item>
          <text:p text:style-name="P45">TASK-1</text:p>
          <text:list>
            <text:list-item>
              <text:p text:style-name="P45">when appending to “<text:span text:style-name="T8">lo_LO_Pos_Exits</text:span>” → what is being appended ?</text:p>
            </text:list-item>
            <text:list-item>
              <text:p text:style-name="P45">#_20191128_143856:next</text:p>
            </text:list-item>
          </text:list>
        </text:list-item>
      </text:list>
      <text:p text:style-name="P9">[further]</text:p>
      <text:list xml:id="list1513122156935037035" text:style-name="L12">
        <text:list-item>
          <text:p text:style-name="P46"/>
        </text:list-item>
      </text:list>
      <text:p text:style-name="P2"><text:line-break/><text:span text:style-name="T9">[/ 20191128_144051]</text:span></text:p>
      <text:p text:style-name="P2"/>
      <text:p text:style-name="P12"/>
      <text:p text:style-name="P9"><text:span text:style-name="T10">26</text:span>---------------------------------------------------------------------------</text:p>
      <text:p text:style-name="P17">res free# JVEMV6 44#8.4.3_27 / 44. currency / 8. prog-python / 4 tester / 3. id-<text:soft-page-break/>X / 20191129_112853</text:p>
      <text:p text:style-name="P17"/>
      <text:p text:style-name="P9">[do] <text:span text:style-name="T6">#_ </text:span></text:p>
      <text:list xml:id="list617006040730551951" text:style-name="L13">
        <text:list-item>
          <text:p text:style-name="P47">REVIEW</text:p>
        </text:list-item>
        <text:list-item>
          <text:p text:style-name="P47">TASK-1</text:p>
          <text:list>
            <text:list-item>
              <text:p text:style-name="P47">PLANS</text:p>
              <text:list>
                <text:list-item>
                  <text:p text:style-name="P47">when appending to “<text:span text:style-name="T8">lo_LO_Pos_Exits</text:span>” → what is being appended ?</text:p>
                </text:list-item>
                <text:list-item>
                  <text:p text:style-name="P47">#_20191128_143856:next</text:p>
                </text:list-item>
              </text:list>
            </text:list-item>
            <text:list-item>
              <text:p text:style-name="P47">T-1.1 </text:p>
              <text:list>
                <text:list-item>
                  <text:p text:style-name="P47">#_20191129_113120:debug</text:p>
                </text:list-item>
                <text:list-item>
                  <text:p text:style-name="P47">CODE</text:p>
                </text:list-item>
                <text:list-item>
                  <text:p text:style-name="P47">TEST ==&gt; </text:p>
                  <text:list>
                    <text:list-item>
                      <text:p text:style-name="P47">FOUND</text:p>
                      <text:list>
                        <text:list-item>
                          <text:p text:style-name="P47">“tmp_Pos['ext_idx']<text:tab/>13<text:tab/>dateTime<text:tab/>2019.04.24 08:30”</text:p>
                        </text:list-item>
                        <text:list-item>
                          <text:p text:style-name="P47">“tmp_e0.dateTime<text:tab/>2019.04.24 09:00”</text:p>
                        </text:list-item>
                        <text:list-item>
                          <text:p text:style-name="P107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2</text:p>
              <text:list>
                <text:list-item>
                  <text:p text:style-name="P107">PLANS</text:p>
                  <text:list>
                    <text:list-item>
                      <text:p text:style-name="P107">libfx_7.tester_T_2__Buy_Up__Loop_2_Trailing__V3__ForLoop_1_Sell ==&gt; review</text:p>
                    </text:list-item>
                  </text:list>
                </text:list-item>
                <text:list-item>
                  <text:p text:style-name="P107">DO</text:p>
                  <text:list>
                    <text:list-item>
                      <text:p text:style-name="P107">#_20191129_114625:debug → “lo_Pos_Exits.append(setOf_Pos_Exit)”</text:p>
                    </text:list-item>
                    <text:list-item>
                      <text:p text:style-name="P107">“step : B : j5-2 : post : 1” ==&gt; show Pos values</text:p>
                      <text:list>
                        <text:list-item>
                          <text:p text:style-name="P107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7">T-1.3 : probe → _loop_J5</text:p>
            </text:list-item>
            <text:list-item>
              <text:p text:style-name="P107">T-1.4</text:p>
              <text:list>
                <text:list-item>
                  <text:p text:style-name="P107">#_20191129_122003:next</text:p>
                </text:list-item>
                <text:list-item>
                  <text:p text:style-name="P107">PLAN</text:p>
                  <text:list>
                    <text:list-item>
                      <text:p text:style-name="P107"><text:soft-page-break/>update Pos → “cu” value</text:p>
                    </text:list-item>
                  </text:list>
                </text:list-item>
                <text:list-item>
                  <text:p text:style-name="P107">CODE</text:p>
                  <text:list>
                    <text:list-item>
                      <text:list>
                        <text:list-item>
                          <text:p text:style-name="P107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07">TEST ==&gt; ~</text:p>
                </text:list-item>
                <text:list-item>
                  <text:p text:style-name="P107">“step : D : j6-2 : Y : 1” ==&gt; add output log func</text:p>
                  <text:list>
                    <text:list-item>
                      <text:p text:style-name="P107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729568553568938083" text:style-name="L14">
        <text:list-item>
          <text:p text:style-name="P48">TASK : PROBE</text:p>
          <text:list>
            <text:list-item>
              <text:p text:style-name="P48">log file : line : 339 // BUSL3_No_T_3.(20191129_131652).log</text:p>
              <text:list>
                <text:list-item>
                  <text:p text:style-name="P48">“[libfx_6.py:5461 / 20191129_131657] (step : A : 2 : 1) loop --&gt; comp”</text:p>
                </text:list-item>
                <text:list-item>
                  <text:p text:style-name="P48">libfx_6.py:5461</text:p>
                  <text:list>
                    <text:list-item>
                      <text:p text:style-name="P48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5847244252400158277" text:style-name="L15">
        <text:list-item>
          <text:p text:style-name="P49"/>
        </text:list-item>
      </text:list>
      <text:p text:style-name="P2"><text:line-break/><text:span text:style-name="T9">[/ 20191129_132759]</text:span></text:p>
      <text:p text:style-name="P2"/>
      <text:p text:style-name="P12"/>
      <text:p text:style-name="P9"><text:span text:style-name="T10">27</text:span>---------------------------------------------------------------------------</text:p>
      <text:p text:style-name="P17">res free# JVEMV6 44#8.4.3_28 / 44. currency / 8. prog-python / 4 tester / 3. id-X / 20191130_083804</text:p>
      <text:p text:style-name="P17"/>
      <text:p text:style-name="P9">[do] <text:span text:style-name="T6">#_ </text:span></text:p>
      <text:list xml:id="list1820727766499978931" text:style-name="L16">
        <text:list-item>
          <text:p text:style-name="P50">REVIEW</text:p>
        </text:list-item>
        <text:list-item>
          <text:p text:style-name="P121"><text:span text:style-name="T2">TASK-1</text:span><text:span text:style-name="T3"> : PROBE</text:span></text:p>
          <text:list>
            <text:list-item>
              <text:list>
                <text:list-item>
                  <text:p text:style-name="P50">log file : line : 339 // BUSL3_No_T_3.(20191129_131652).log</text:p>
                  <text:list>
                    <text:list-item>
                      <text:p text:style-name="P50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50">libfx_6.py:5461</text:p>
                </text:list-item>
                <text:list-item>
                  <text:p text:style-name="P108">#_20191129_132713:next</text:p>
                </text:list-item>
              </text:list>
            </text:list-item>
            <text:list-item>
              <text:p text:style-name="P108">T-1.1</text:p>
              <text:list>
                <text:list-item>
                  <text:p text:style-name="P108">FOUND</text:p>
                  <text:list>
                    <text:list-item>
                      <text:p text:style-name="P108">“[libfx_7.py:3913 / 20191130_083833] (step : C : 2.2 : 2) call func ==&gt; comp”</text:p>
                      <text:list>
                        <text:list-item>
                          <text:p text:style-name="P108">==&gt; “Pos['ext_idx']<text:tab/>13”</text:p>
                        </text:list-item>
                        <text:list-item>
                          <text:p text:style-name="P108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T-1.2</text:p>
              <text:list>
                <text:list-item>
                  <text:p text:style-name="P108">DO</text:p>
                  <text:list>
                    <text:list-item>
                      <text:p text:style-name="P108">“reset” → review : “(step : D : j6-2 : Y : 3)” : libfx_7.py:4874</text:p>
                    </text:list-item>
                    <text:list-item>
                      <text:p text:style-name="P108">log</text:p>
                    </text:list-item>
                  </text:list>
                </text:list-item>
                <text:list-item>
                  <text:p text:style-name="P108">TEST ==&gt; <text:s text:c="2"/>::[20191130_123327</text:p>
                  <text:list>
                    <text:list-item>
                      <text:p text:style-name="P108">==&gt; comp</text:p>
                    </text:list-item>
                  </text:list>
                </text:list-item>
                <text:list-item>
                  <text:p text:style-name="P108">FOUND</text:p>
                  <text:list>
                    <text:list-item>
                      <text:p text:style-name="P108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08">T-1.3 ::[20191130_124630</text:p>
              <text:list>
                <text:list-item>
                  <text:p text:style-name="P108">add debug points</text:p>
                  <text:list>
                    <text:list-item>
                      <text:p text:style-name="P108">libfx_7.py:4268 → #_20191130_124726:debug</text:p>
                    </text:list-item>
                  </text:list>
                </text:list-item>
                <text:list-item>
                  <text:p text:style-name="P108">TEST ==&gt; before “update_Pos_After_Identifying”</text:p>
                  <text:list>
                    <text:list-item>
                      <text:p text:style-name="P108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08">T-1.4</text:p>
              <text:list>
                <text:list-item>
                  <text:p text:style-name="P108">add debug points</text:p>
                  <text:list>
                    <text:list-item>
                      <text:p text:style-name="P108">after “update_Pos_After_Identifying” : #_20191130_125200:debug</text:p>
                    </text:list-item>
                  </text:list>
                </text:list-item>
                <text:list-item>
                  <text:p text:style-name="P108">TEST ==&gt; COMP</text:p>
                </text:list-item>
              </text:list>
            </text:list-item>
            <text:list-item>
              <text:p text:style-name="P108">T-1.5</text:p>
              <text:list>
                <text:list-item>
                  <text:p text:style-name="P108">DO</text:p>
                  <text:list>
                    <text:list-item>
                      <text:p text:style-name="P108"><text:soft-page-break/>at the beginning of “tester_T_2__Buy_Up__Loop_2_Trailing__V3__ForLoop_1_Sell”</text:p>
                      <text:list>
                        <text:list-item>
                          <text:p text:style-name="P108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08">TEST ==&gt; OK (it seems)</text:p>
                </text:list-item>
              </text:list>
            </text:list-item>
            <text:list-item>
              <text:p text:style-name="P108">T-1.5 : PROBLEM</text:p>
              <text:list>
                <text:list-item>
                  <text:list>
                    <text:list-item>
                      <text:p text:style-name="P108">dat file → ext_id ==&gt; all same → why ?</text:p>
                    </text:list-item>
                  </text:list>
                </text:list-item>
                <text:list-item>
                  <text:p text:style-name="P108">TRY : review ==&gt; libfx_6.py:9172</text:p>
                  <text:list>
                    <text:list-item>
                      <text:p text:style-name="P108">→ def tester_T_2__Report_Dat() : #_20191007_140229:caller</text:p>
                    </text:list-item>
                    <text:list-item>
                      <text:p text:style-name="P108">TRACE</text:p>
                      <text:list>
                        <text:list-item>
                          <text:p text:style-name="P108">def tester_T_3(request, _strOf_Op_Name = "BUSL3_No_T_2")</text:p>
                        </text:list-item>
                        <text:list-item>
                          <text:p text:style-name="P108">/ tester_T_2__Buy_Up__Loop_2_Trailing__V3_Sell :: (cntOf_Loop, lo_Pos_Exits)</text:p>
                        </text:list-item>
                        <text:list-item>
                          <text:p text:style-name="P108">/ tester_T_2__Report_Dat (… lo_Pos_Exits ...)</text:p>
                        </text:list-item>
                        <text:list-item>
                          <text:p text:style-name="P108">/ tester_T_2__Report_Log</text:p>
                        </text:list-item>
                      </text:list>
                    </text:list-item>
                    <text:list-item>
                      <text:p text:style-name="P108">TRACE</text:p>
                      <text:list>
                        <text:list-item>
                          <text:p text:style-name="P108">tester_T_2__Buy_Up__Loop_2_Trailing__V3_Sell :: (cntOf_Loop, lo_Pos_Exits)</text:p>
                          <text:list>
                            <text:list-item>
                              <text:p text:style-name="P108">/ for i in range(0, num_Max_Loop)</text:p>
                            </text:list-item>
                            <text:list-item>
                              <text:p text:style-name="P108">/ libfx_7.tester_T_2__Buy_Up__Loop_2_Trailing__V3__ForLoop_1_Sell :: (cntOf_Loop, lo_Pos_Exits, cntOf_Loop_B)</text:p>
                            </text:list-item>
                            <text:list-item>
                              <text:p text:style-name="P108">/ lo_LO_Pos_Exits.append(tmp_LO_Pos_Exits_0)</text:p>
                            </text:list-item>
                            <text:list-item>
                              <text:p text:style-name="P108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8">TRY : after dat writing, → write out to log file</text:p>
                  <text:list>
                    <text:list-item>
                      <text:p text:style-name="P108">CODE </text:p>
                    </text:list-item>
                    <text:list-item>
                      <text:p text:style-name="P108">TEST ==&gt; <text:s/>::[20191130_134249 <text:s/></text:p>
                      <text:list>
                        <text:list-item>
                          <text:p text:style-name="P50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5171512340286803152" text:style-name="L17">
        <text:list-item>
          <text:p text:style-name="P51">TASK</text:p>
          <text:list>
            <text:list-item>
              <text:p text:style-name="P51">“[libfx_7.py:3268 / 20191130_134649] (step : B : j3 : Y) price_Low &lt; ST_price ==&gt; C1, C2, C3, C6”</text:p>
              <text:list>
                <text:list-item>
                  <text:p text:style-name="P51">==&gt; coding (“j3.1”, memo=2019-11-08-<text:span text:style-name="T8">②)</text:span></text:p>
                </text:list-item>
                <text:list-item>
                  <text:p text:style-name="P51">#_20191130_135558:next</text:p>
                </text:list-item>
              </text:list>
            </text:list-item>
          </text:list>
        </text:list-item>
      </text:list>
      <text:p text:style-name="P9">[further]</text:p>
      <text:list xml:id="list7874933498559532351" text:style-name="L18">
        <text:list-item>
          <text:p text:style-name="P52"/>
        </text:list-item>
      </text:list>
      <text:p text:style-name="P2"><text:line-break/><text:span text:style-name="T9">[/ 20191130_135702]</text:span></text:p>
      <text:p text:style-name="P2"/>
      <text:p text:style-name="P12"/>
      <text:p text:style-name="P9"><text:span text:style-name="T10">28</text:span>---------------------------------------------------------------------------</text:p>
      <text:p text:style-name="P17">res free# JVEMV6 44#8.4.3_29 / 44. currency / 8. prog-python / 4 tester / 3. id-X / 20191201_090134</text:p>
      <text:p text:style-name="P17"/>
      <text:p text:style-name="P9">[do] <text:span text:style-name="T6">#_ </text:span></text:p>
      <text:list xml:id="list4898288876266830805" text:style-name="L19">
        <text:list-item>
          <text:p text:style-name="P53">REVIEW</text:p>
        </text:list-item>
        <text:list-item>
          <text:p text:style-name="P53">TASK-1</text:p>
          <text:list>
            <text:list-item>
              <text:list>
                <text:list-item>
                  <text:p text:style-name="P53">“[libfx_7.py:3268 / 20191130_134649] (step : B : j3 : Y) price_Low &lt; ST_price ==&gt; C1, C2, C3, C6”</text:p>
                </text:list-item>
                <text:list-item>
                  <text:p text:style-name="P53">==&gt; coding (“j3.1”, memo=2019-11-08-<text:span text:style-name="T8">②)</text:span></text:p>
                </text:list-item>
                <text:list-item>
                  <text:p text:style-name="P53">#_20191130_135558:next</text:p>
                </text:list-item>
              </text:list>
            </text:list-item>
            <text:list-item>
              <text:p text:style-name="P53">T-1.1</text:p>
              <text:list>
                <text:list-item>
                  <text:p text:style-name="P53">~~ “step : B : j3.1 : N”</text:p>
                </text:list-item>
                <text:list-item>
                  <text:p text:style-name="P53">CODE</text:p>
                </text:list-item>
                <text:list-item>
                  <text:p text:style-name="P53">TEST ==&gt; <text:s text:c="2"/>::[20191201_091759</text:p>
                  <text:list>
                    <text:list-item>
                      <text:p text:style-name="P53"><text:soft-page-break/>FOUND : BUSL3_No_T_3.(20191130_134638).dir</text:p>
                      <text:list>
                        <text:list-item>
                          <text:p text:style-name="P53">first bar → “price_Low &lt; ST_price ==&gt; C1, C2, C3, C6”</text:p>
                          <text:list>
                            <text:list-item>
                              <text:p text:style-name="P53">==&gt; then, the loop doesn't end</text:p>
                            </text:list-item>
                            <text:list-item>
                              <text:p text:style-name="P5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3">T-1.2 : modify</text:p>
                  <text:list>
                    <text:list-item>
                      <text:p text:style-name="P5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384466291017663758" text:style-name="L20">
        <text:list-item>
          <text:p text:style-name="P54">TASK : modify</text:p>
          <text:list>
            <text:list-item>
              <text:p text:style-name="P54">#20191201_094215:next</text:p>
            </text:list-item>
          </text:list>
        </text:list-item>
      </text:list>
      <text:p text:style-name="P9">[further]</text:p>
      <text:list xml:id="list2305432399178101407" text:style-name="L21">
        <text:list-item>
          <text:p text:style-name="P55"/>
        </text:list-item>
      </text:list>
      <text:p text:style-name="P2"><text:line-break/><text:span text:style-name="T9">[/ 20191201_094532]</text:span></text:p>
      <text:p text:style-name="P2"/>
      <text:p text:style-name="P12"/>
      <text:p text:style-name="P9"><text:span text:style-name="T10">29</text:span>---------------------------------------------------------------------------</text:p>
      <text:p text:style-name="P17">res free# JVEMV6 44#8.4.3_30 / 44. currency / 8. prog-python / 4 tester / 3. id-X / 20191201_151935</text:p>
      <text:p text:style-name="P17"/>
      <text:p text:style-name="P9">[do] <text:span text:style-name="T6">#_ </text:span></text:p>
      <text:list xml:id="list1542592160412468882" text:style-name="L22">
        <text:list-item>
          <text:p text:style-name="P56">REVIEW</text:p>
        </text:list-item>
        <text:list-item>
          <text:p text:style-name="P56">TASK-1 : modify</text:p>
          <text:list>
            <text:list-item>
              <text:list>
                <text:list-item>
                  <text:p text:style-name="P56">#20191201_094215:next</text:p>
                </text:list-item>
              </text:list>
            </text:list-item>
            <text:list-item>
              <text:p text:style-name="P56">T-1.1 </text:p>
              <text:list>
                <text:list-item>
                  <text:p text:style-name="P56">CODE : #_20191201_152357:debug</text:p>
                </text:list-item>
                <text:list-item>
                  <text:p text:style-name="P56">TEST ==&gt; “flg_Pos returned ==&gt; it's now”</text:p>
                  <text:list>
                    <text:list-item>
                      <text:p text:style-name="P56">log file : BUSL3_No_T_3.(20191201_152538).log</text:p>
                      <text:list>
                        <text:list-item>
                          <text:list>
                            <text:list-item>
                              <text:p text:style-name="P56">==&gt; lines</text:p>
                            </text:list-item>
                          </text:list>
                        </text:list-item>
                        <text:list-item>
                          <text:p text:style-name="P56">153, 564, 1059 (C4), 1316 (C4), 1661 (C4), </text:p>
                        </text:list-item>
                        <text:list-item>
                          <text:p text:style-name="P56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6">T-1.2 ::[20191201_155157</text:p>
              <text:list>
                <text:list-item>
                  <text:p text:style-name="P56">after libfx_7 “breaking from the loop...” ==&gt; </text:p>
                  <text:list>
                    <text:list-item>
                      <text:p text:style-name="P56">libfx_6 : “(step : A : 2 : 1) loop --&gt; comp”</text:p>
                    </text:list-item>
                    <text:list-item>
                      <text:p text:style-name="P56">“(step : A : 2 : j1 : N : 1) len(lo_Pos_Exits) &lt;= 0”</text:p>
                    </text:list-item>
                  </text:list>
                </text:list-item>
                <text:list-item>
                  <text:p text:style-name="P56">==&gt; let's review what's happening : “(step : A : 2 : j1 : N : 1)”</text:p>
                </text:list-item>
              </text:list>
            </text:list-item>
            <text:list-item>
              <text:p text:style-name="P56">T-1.3 : what's happening when “SL” ?</text:p>
              <text:list>
                <text:list-item>
                  <text:p text:style-name="P56">log file : BUSL3_No_T_3.(20191201_152538).log → <text:s/>line : 330</text:p>
                  <text:list>
                    <text:list-item>
                      <text:p text:style-name="P56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6">T-1.3 : IDEA <text:s/>::[20191201_162848 <text:s text:c="2"/></text:p>
              <text:list>
                <text:list-item>
                  <text:p text:style-name="P56">in the 1st bar, SL or UNKNOWN → back to libfx_6</text:p>
                  <text:list>
                    <text:list-item>
                      <text:p text:style-name="P56">==&gt; in this case, currently → “lo_Pos_Exits” has no entry</text:p>
                    </text:list-item>
                    <text:list-item>
                      <text:p text:style-name="P56">==&gt; enter the 1st bar, anyway</text:p>
                    </text:list-item>
                    <text:list-item>
                      <text:p text:style-name="P56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773858656698373878" text:style-name="L23">
        <text:list-item>
          <text:p text:style-name="P57">TASK : this → T-1.3</text:p>
          <text:list>
            <text:list-item>
              <text:p text:style-name="P57">libfx_7 : #_20191201_164006:next</text:p>
            </text:list-item>
          </text:list>
        </text:list-item>
      </text:list>
      <text:p text:style-name="P9">[further]</text:p>
      <text:list xml:id="list4174518215013846434" text:style-name="L24">
        <text:list-item>
          <text:p text:style-name="P58"/>
        </text:list-item>
      </text:list>
      <text:p text:style-name="P2"><text:line-break/><text:span text:style-name="T9">[/ 20191201_164030]</text:span></text:p>
      <text:p text:style-name="P2"/>
      <text:p text:style-name="P12"/>
      <text:p text:style-name="P9"><text:span text:style-name="T10">30</text:span>---------------------------------------------------------------------------</text:p>
      <text:p text:style-name="P17">res free# JVEMV6 44#8.4.3_31 / 44. currency / 8. prog-python / 4 tester / 3. id-X / 20191202_131121</text:p>
      <text:p text:style-name="P17"/>
      <text:p text:style-name="P9"><text:soft-page-break/>[do] <text:span text:style-name="T6">#_ </text:span></text:p>
      <text:list xml:id="list34662323" text:continue-list="list34642612" text:style-name="L4">
        <text:list-item>
          <text:p text:style-name="P38">REVIEW</text:p>
        </text:list-item>
        <text:list-item>
          <text:p text:style-name="P38">TASK-1 : IDEA <text:s/>::[20191201_162848 <text:s text:c="2"/></text:p>
          <text:list>
            <text:list-item>
              <text:list>
                <text:list-item>
                  <text:p text:style-name="P38">in the 1st bar, SL or UNKNOWN → back to libfx_6</text:p>
                  <text:list>
                    <text:list-item>
                      <text:p text:style-name="P38">==&gt; in this case, currently → “lo_Pos_Exits” has no entry</text:p>
                    </text:list-item>
                    <text:list-item>
                      <text:p text:style-name="P38">==&gt; enter the 1st bar, anyway</text:p>
                    </text:list-item>
                    <text:list-item>
                      <text:p text:style-name="P38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8">T-1.1 : review → “j5-2”</text:p>
              <text:list>
                <text:list-item>
                  <text:p text:style-name="P38">tester_T_2__Buy_Up__Loop_2_Trailing__V3__ForLoop_1_Sell</text:p>
                </text:list-item>
                <text:list-item>
                  <text:p text:style-name="P38">review : “(step : C-2 : 1) post identifying” : BUSL3_No_T_3.(20191201_093319).log</text:p>
                  <text:list>
                    <text:list-item>
                      <text:p text:style-name="P38">211,291,349 → C8</text:p>
                    </text:list-item>
                  </text:list>
                </text:list-item>
              </text:list>
            </text:list-item>
            <text:list-item>
              <text:p text:style-name="P38">T-1.2 : review “==&gt; C1, C2, C3, C6” (BUSL3_No_T_3.(20191202_132947).log)</text:p>
              <text:list>
                <text:list-item>
                  <text:p text:style-name="P38">==&gt; DROP</text:p>
                </text:list-item>
              </text:list>
            </text:list-item>
            <text:list-item>
              <text:p text:style-name="P38">T-1.3 : serarch for → 1st bar, “C1, C2, C3, C6” : <text:s/>BUSL3_No_T_3.(20191202_132947).log</text:p>
              <text:list>
                <text:list-item>
                  <text:p text:style-name="P38">log lines</text:p>
                  <text:list>
                    <text:list-item>
                      <text:p text:style-name="P38">838,1436,</text:p>
                    </text:list-item>
                    <text:list-item>
                      <text:p text:style-name="P38">1701</text:p>
                      <text:list>
                        <text:list-item>
                          <text:p text:style-name="P38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8">==&gt; DROP</text:p>
                </text:list-item>
              </text:list>
            </text:list-item>
            <text:list-item>
              <text:p text:style-name="P38">T-1.4 : review → “j2” (position not taken, pattern detected) ::[20191202_133939 </text:p>
              <text:list>
                <text:list-item>
                  <text:p text:style-name="P38">log file → search : lin<text:span text:style-name="T8">e 3233 (BUSL3_No_T_3.(20191202_132947).log)</text:span></text:p>
                  <text:list>
                    <text:list-item>
                      <text:p text:style-name="P104">153, 564, 1059, 1316-C4, 1661-C4, </text:p>
                    </text:list-item>
                    <text:list-item>
                      <text:p text:style-name="P104">1913-UNKNOWN(C1, C2, C3, C6), </text:p>
                      <text:list>
                        <text:list-item>
                          <text:p text:style-name="P104">==&gt; “valOf_Update[0] =&gt; False”</text:p>
                        </text:list-item>
                        <text:list-item>
                          <text:p text:style-name="P38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5 : “valOf_Update” → valOf_Update[1] ~~&gt; what value in it ? ::[20191202_134929 <text:s text:c="2"/></text:p>
              <text:list>
                <text:list-item>
                  <text:p text:style-name="P104">“loop_J2_Y” : #_20191118_142204:caller</text:p>
                  <text:list>
                    <text:list-item>
                      <text:p text:style-name="P104">#_20191202_135249:tmp</text:p>
                    </text:list-item>
                  </text:list>
                </text:list-item>
                <text:list-item>
                  <text:p text:style-name="P104">“update_Pos_After_Identifying” ==&gt; returns what ?</text:p>
                  <text:list>
                    <text:list-item>
                      <text:p text:style-name="P104">#_20191119_133207:head</text:p>
                    </text:list-item>
                    <text:list-item>
                      <text:p text:style-name="P104">#_20191119_133203:caller</text:p>
                    </text:list-item>
                  </text:list>
                </text:list-item>
                <text:list-item>
                  <text:p text:style-name="P104">“loop_J2_Y” : where “valOf_Identity” → gotten ?</text:p>
                </text:list-item>
              </text:list>
            </text:list-item>
            <text:list-item>
              <text:p text:style-name="P104">T-1.6 : edit : #_20191202_135430:edit → “loop_J2_Y”</text:p>
              <text:list>
                <text:list-item>
                  <text:p text:style-name="P104">“loop_J2_Y” ==&gt; where called ?</text:p>
                  <text:list>
                    <text:list-item>
                      <text:p text:style-name="P104">libfx_7 : 3207 (1 location only)</text:p>
                    </text:list-item>
                  </text:list>
                </text:list-item>
                <text:list-item>
                  <text:p text:style-name="P104">TEST ==&gt; ::[20191202_135754 <text:s text:c="2"/></text:p>
                  <text:list>
                    <text:list-item>
                      <text:p text:style-name="P104">“flg_Pos returned ==&gt; it's now” (BUSL3_No_T_3.(20191202_135744).log)</text:p>
                      <text:list>
                        <text:list-item>
                          <text:p text:style-name="P104">153, 564, 1059, 1316, 1661, </text:p>
                        </text:list-item>
                        <text:list-item>
                          <text:p text:style-name="P104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7 : libfx_7.py:3239 → show Pos values</text:p>
              <text:list>
                <text:list-item>
                  <text:p text:style-name="P104">CODE : #_20191202_140226:code</text:p>
                </text:list-item>
                <text:list-item>
                  <text:p text:style-name="P104">TEST ==&gt; ::[20191202_140647 <text:s/></text:p>
                  <text:list>
                    <text:list-item>
                      <text:p text:style-name="P104">ERROR : “lo_Vals = ”</text:p>
                      <text:list>
                        <text:list-item>
                          <text:p text:style-name="P104">libfx_7 : 2297 (#_20191202_141050:debug)</text:p>
                        </text:list-item>
                      </text:list>
                    </text:list-item>
                    <text:list-item>
                      <text:p text:style-name="P104">TRY : #_20191202_141300:edit</text:p>
                      <text:list>
                        <text:list-item>
                          <text:p text:style-name="P104">TEST ==&gt; ERROR</text:p>
                        </text:list-item>
                      </text:list>
                    </text:list-item>
                    <text:list-item>
                      <text:p text:style-name="P104">TRY : “loop_J2_Y” ==&gt; return “lo_Vals”</text:p>
                      <text:list>
                        <text:list-item>
                          <text:p text:style-name="P104">CODE</text:p>
                        </text:list-item>
                        <text:list-item>
                          <text:p text:style-name="P104">TEST : “flg_Pos returned ==&gt; it's now”</text:p>
                          <text:list>
                            <text:list-item>
                              <text:p text:style-name="P104">BUSL3_No_T_3.(20191202_141548).log : </text:p>
                              <text:list>
                                <text:list-item>
                                  <text:p text:style-name="P104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4">T-1.8 : “flg_Pos returned ==&gt; it's now” : #_20191202_141932:tmp</text:p>
              <text:list>
                <text:list-item>
                  <text:p text:style-name="P104"><text:soft-page-break/>==&gt; ?? at this point, can the Pos object be appended to → lo_LO_Pos_Exists</text:p>
                  <text:list>
                    <text:list-item>
                      <text:p text:style-name="P104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484248841058022271" text:style-name="L25">
        <text:list-item>
          <text:p text:style-name="P59">TASK : append to → <text:span text:style-name="T8">lo_Pos_Exits</text:span></text:p>
          <text:list>
            <text:list-item>
              <text:p text:style-name="P59">lib_7 : #_20191202_142809:next</text:p>
              <text:list>
                <text:list-item>
                  <text:p text:style-name="P59">ref : #_20191202_142914:ref</text:p>
                </text:list-item>
              </text:list>
            </text:list-item>
          </text:list>
        </text:list-item>
      </text:list>
      <text:p text:style-name="P9">[further]</text:p>
      <text:list xml:id="list7064615542392585588" text:style-name="L26">
        <text:list-item>
          <text:p text:style-name="P60"/>
        </text:list-item>
      </text:list>
      <text:p text:style-name="P2"><text:line-break/><text:span text:style-name="T9">[/ 20191202_143155]</text:span></text:p>
      <text:p text:style-name="P18"/>
      <text:p text:style-name="P17">31<text:span text:style-name="T14">---------------------------------------------------------------------------</text:span></text:p>
      <text:p text:style-name="P17">res free# JVEMV6 44#8.4.3_32 / 44. currency / 8. prog-python / 4 tester / 3. id-X / 20191203_101604</text:p>
      <text:p text:style-name="P17"/>
      <text:p text:style-name="P9">[do] <text:span text:style-name="T6">#_ </text:span></text:p>
      <text:list xml:id="list797260227021630575" text:style-name="L27">
        <text:list-item>
          <text:p text:style-name="P61">REVIEW ::[20191203_103046</text:p>
          <text:list>
            <text:list-item>
              <text:p text:style-name="P109">“flg_Pos returned ==&gt; it's now” : BUSL3_No_T_3.(20191203_101702).log</text:p>
              <text:list>
                <text:list-item>
                  <text:p text:style-name="P109"/>
                </text:list-item>
              </text:list>
            </text:list-item>
          </text:list>
        </text:list-item>
        <text:list-item>
          <text:p text:style-name="P122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61">lib_7 : #_20191202_142809:next</text:p>
                </text:list-item>
                <text:list-item>
                  <text:p text:style-name="P61">ref : #_20191202_142914:ref</text:p>
                </text:list-item>
              </text:list>
            </text:list-item>
            <text:list-item>
              <text:p text:style-name="P61"><text:span text:style-name="T6">#_ </text:span>SEG-1 : debug comments → off</text:p>
            </text:list-item>
            <text:list-item>
              <text:p text:style-name="P61"><text:span text:style-name="T6">#_ </text:span>SEG-2 : debug comments → off ::[20191203_104023</text:p>
            </text:list-item>
            <text:list-item>
              <text:p text:style-name="P61"><text:span text:style-name="T6">#_ </text:span>T-1.1 </text:p>
              <text:list>
                <text:list-item>
                  <text:p text:style-name="P61">CODE</text:p>
                </text:list-item>
                <text:list-item>
                  <text:p text:style-name="P61"><text:soft-page-break/>TEST ==&gt; <text:s/>BUSL3_No_T_3.(20191203_103836).log ::]20191203_104958</text:p>
                  <text:list>
                    <text:list-item>
                      <text:p text:style-name="P61">“flg_Pos returned ==&gt; it's now”</text:p>
                      <text:list>
                        <text:list-item>
                          <text:p text:style-name="P61">line : 2000 : “True (valOf_Identity = UNKNOWN)”</text:p>
                        </text:list-item>
                      </text:list>
                    </text:list-item>
                    <text:list-item>
                      <text:p text:style-name="P61">“[libfx_6.py:9172 / 20191203_103956]</text:p>
                    </text:list-item>
                    <text:list-item>
                      <text:p text:style-name="P61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83769077708982456" text:style-name="L28">
        <text:list-item>
          <text:p text:style-name="P62">TASK</text:p>
          <text:list>
            <text:list-item>
              <text:p text:style-name="P62">coding → C1, C2, C3, C6</text:p>
            </text:list-item>
            <text:list-item>
              <text:p text:style-name="P62">#_20191203_105148:next</text:p>
            </text:list-item>
            <text:list-item>
              <text:p text:style-name="P62">“j3.1”, memo=2019-11-08-<text:span text:style-name="T8">②</text:span></text:p>
            </text:list-item>
          </text:list>
        </text:list-item>
      </text:list>
      <text:p text:style-name="P9">[further]</text:p>
      <text:list xml:id="list5358596927666901986" text:style-name="L29">
        <text:list-item>
          <text:p text:style-name="P63"/>
        </text:list-item>
      </text:list>
      <text:p text:style-name="P2"><text:line-break/><text:span text:style-name="T9">[/ 20191203_105352]</text:span></text:p>
      <text:p text:style-name="P2"/>
      <text:p text:style-name="P13"/>
      <text:p text:style-name="P9"><text:span text:style-name="T10">32</text:span>---------------------------------------------------------------------------</text:p>
      <text:p text:style-name="P17">res free# JVEMV6 44#8.4.3_33 / 44. currency / 8. prog-python / 4 tester / 3. id-X / XXXX</text:p>
      <text:p text:style-name="P17"/>
      <text:p text:style-name="P9">[do] <text:span text:style-name="T6">#_ </text:span></text:p>
      <text:list xml:id="list2059858587287672125" text:style-name="L30">
        <text:list-item>
          <text:p text:style-name="P64">REVIEW</text:p>
        </text:list-item>
        <text:list-item>
          <text:p text:style-name="P64">TASK-1 : coding → C1, C2, C3, C6</text:p>
          <text:list>
            <text:list-item>
              <text:list>
                <text:list-item>
                  <text:p text:style-name="P64">#_20191203_105148:next</text:p>
                </text:list-item>
                <text:list-item>
                  <text:p text:style-name="P64">“j3.1”, memo=2019-11-08-<text:span text:style-name="T8">②</text:span></text:p>
                </text:list-item>
              </text:list>
            </text:list-item>
            <text:list-item>
              <text:p text:style-name="P64"><text:span text:style-name="T7">#_ </text:span><text:span text:style-name="T8">T-1.1 : “step : B : j3.1” ==&gt; exists in the log file ?</text:span></text:p>
              <text:list>
                <text:list-item>
                  <text:p text:style-name="P110">==&gt; YES</text:p>
                </text:list-item>
              </text:list>
            </text:list-item>
            <text:list-item>
              <text:p text:style-name="P110"><text:soft-page-break/>T-1.2 : set bar-type labels to C1 a.o.</text:p>
              <text:list>
                <text:list-item>
                  <text:p text:style-name="P110">“step : B : j3.1 : Y”</text:p>
                </text:list-item>
                <text:list-item>
                  <text:p text:style-name="P110">TEST ==&gt; <text:s text:c="2"/>::[20191203_132806</text:p>
                  <text:list>
                    <text:list-item>
                      <text:p text:style-name="P110">==&gt; “[libfx_7.py:3292 / 20191203_133347] flg_Pos returned ==&gt; it's now : True (valOf_Identity = C3)”</text:p>
                    </text:list-item>
                    <text:list-item>
                      <text:p text:style-name="P110">==&gt; OK</text:p>
                    </text:list-item>
                  </text:list>
                </text:list-item>
              </text:list>
            </text:list-item>
            <text:list-item>
              <text:p text:style-name="P110">T-1.3 : “j3.2” <text:s/>::[20191203_133933</text:p>
              <text:list>
                <text:list-item>
                  <text:p text:style-name="P110">new FUNC : _loop_J3_2</text:p>
                  <text:list>
                    <text:list-item>
                      <text:p text:style-name="P110">#_20191203_134148:tmp</text:p>
                    </text:list-item>
                    <text:list-item>
                      <text:p text:style-name="P110">labels</text:p>
                      <text:list>
                        <text:list-item>
                          <text:p text:style-name="P64">#_20191203_134425:caller</text:p>
                        </text:list-item>
                        <text:list-item>
                          <text:p text:style-name="P64">#_20191203_134427:head</text:p>
                        </text:list-item>
                        <text:list-item>
                          <text:p text:style-name="P64">#_20191203_134430:wl:in-func</text:p>
                        </text:list-item>
                      </text:list>
                    </text:list-item>
                    <text:list-item>
                      <text:p text:style-name="P64">caller</text:p>
                    </text:list-item>
                  </text:list>
                </text:list-item>
                <text:list-item>
                  <text:p text:style-name="P64">CODE : show log</text:p>
                </text:list-item>
                <text:list-item>
                  <text:p text:style-name="P64">TEST ==&gt; <text:s text:c="2"/>::[20191203_135234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10">#_20191203_140140:tmp</text:p>
                    </text:list-item>
                  </text:list>
                </text:list-item>
                <text:list-item>
                  <text:p text:style-name="P64"><text:span text:style-name="T7">#_ </text:span>CODE</text:p>
                </text:list-item>
                <text:list-item>
                  <text:p text:style-name="P64">TEST ==&gt; <text:s text:c="2"/>::[20191203_140817 <text:s/>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  <text:list-item>
              <text:p text:style-name="P64">T-1.5 : TRACE</text:p>
              <text:list>
                <text:list-item>
                  <text:p text:style-name="P64">TRACE</text:p>
                  <text:list>
                    <text:list-item>
                      <text:p text:style-name="P64">_loop_J3(Pos, e0, _index, lo_Vals, lo_LO_Lines)</text:p>
                    </text:list-item>
                    <text:list-item>
                      <text:p text:style-name="P64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071214212567703629" text:style-name="L31">
        <text:list-item>
          <text:p text:style-name="P65">TASK : new FUNC : update_Pos_After_Identifying_C1</text:p>
          <text:list>
            <text:list-item>
              <text:p text:style-name="P65">libfx_7 :: #_20191203_141429:next</text:p>
            </text:list-item>
            <text:list-item>
              <text:p text:style-name="P65"><text:soft-page-break/></text:p>
            </text:list-item>
          </text:list>
        </text:list-item>
      </text:list>
      <text:p text:style-name="P9">[further]</text:p>
      <text:list xml:id="list1844479878347718730" text:style-name="L32">
        <text:list-item>
          <text:p text:style-name="P66"/>
        </text:list-item>
      </text:list>
      <text:p text:style-name="P2"><text:line-break/><text:span text:style-name="T9">[/ 20191203_141802]</text:span></text:p>
      <text:p text:style-name="P3"/>
      <text:p text:style-name="P18"/>
      <text:p text:style-name="P9"><text:span text:style-name="T10">33</text:span>---------------------------------------------------------------------------</text:p>
      <text:p text:style-name="P17">res free# JVEMV6 44#8.4.3_34 / 44. currency / 8. prog-python / 4 tester / 3. id-X / 20191204_123203</text:p>
      <text:p text:style-name="P17"/>
      <text:p text:style-name="P9">[do] <text:span text:style-name="T6">#_ </text:span></text:p>
      <text:list xml:id="list1489235974897910093" text:style-name="L33">
        <text:list-item>
          <text:p text:style-name="P67">REVIEW</text:p>
        </text:list-item>
        <text:list-item>
          <text:p text:style-name="P67">TASK-1 : new FUNC : update_Pos_After_Identifying_C1</text:p>
          <text:list>
            <text:list-item>
              <text:list>
                <text:list-item>
                  <text:p text:style-name="P67">libfx_7 :: #_20191203_141429:next</text:p>
                </text:list-item>
              </text:list>
            </text:list-item>
            <text:list-item>
              <text:p text:style-name="P67">T-1.1 </text:p>
              <text:list>
                <text:list-item>
                  <text:p text:style-name="P67">“step : C : 2.2 : 4.1” → log</text:p>
                </text:list-item>
                <text:list-item>
                  <text:p text:style-name="P67">TEST ==&gt; ISSUE</text:p>
                  <text:list>
                    <text:list-item>
                      <text:p text:style-name="P67">why ?? “[libfx_7.py:2368 / 20191204_124933] (step : C : 2.2 : X.1) valOf_Identity ==&gt; unknown : C1”</text:p>
                    </text:list-item>
                    <text:list-item>
                      <text:p text:style-name="P67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7">T-1.1 : #_20191204_130543:tmp</text:p>
              <text:list>
                <text:list-item>
                  <text:p text:style-name="P67">“step : C : 2.2 : 4.2”</text:p>
                </text:list-item>
                <text:list-item>
                  <text:p text:style-name="P67">new FUNC : update_Pos_After_Identifying_C1</text:p>
                  <text:list>
                    <text:list-item>
                      <text:p text:style-name="P67">DUP : update_Pos_After_Identifying_C5</text:p>
                    </text:list-item>
                    <text:list-item>
                      <text:p text:style-name="P67">labels</text:p>
                      <text:list>
                        <text:list-item>
                          <text:p text:style-name="P67">#_20191204_131435:caller</text:p>
                        </text:list-item>
                        <text:list-item>
                          <text:p text:style-name="P67">#_20191204_131445:head</text:p>
                        </text:list-item>
                        <text:list-item>
                          <text:p text:style-name="P67">#_20191204_131449:wl:in-func</text:p>
                        </text:list-item>
                      </text:list>
                    </text:list-item>
                    <text:list-item>
                      <text:p text:style-name="P67"><text:soft-page-break/>caller</text:p>
                    </text:list-item>
                    <text:list-item>
                      <text:p text:style-name="P67">edit</text:p>
                    </text:list-item>
                  </text:list>
                </text:list-item>
                <text:list-item>
                  <text:p text:style-name="P67">TEST ==&gt; <text:s text:c="3"/>::[20191204_134200 <text:s text:c="2"/></text:p>
                  <text:list>
                    <text:list-item>
                      <text:p text:style-name="P6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372557600641529960" text:style-name="L34">
        <text:list-item>
          <text:p text:style-name="P68">TASK</text:p>
          <text:list>
            <text:list-item>
              <text:p text:style-name="P68">coding for → C3</text:p>
            </text:list-item>
            <text:list-item>
              <text:p text:style-name="P68">then, → C6</text:p>
            </text:list-item>
            <text:list-item>
              <text:p text:style-name="P68">#_20191204_135420:next</text:p>
            </text:list-item>
          </text:list>
        </text:list-item>
      </text:list>
      <text:p text:style-name="P9">[further]</text:p>
      <text:list xml:id="list7977005042565036407" text:style-name="L35">
        <text:list-item>
          <text:p text:style-name="P69"/>
        </text:list-item>
      </text:list>
      <text:p text:style-name="P2"><text:line-break/><text:span text:style-name="T9">[/ 20191204_135434]</text:span></text:p>
      <text:p text:style-name="P13"/>
      <text:p text:style-name="P17">34<text:span text:style-name="T14">---------------------------------------------------------------------------</text:span></text:p>
      <text:p text:style-name="P17">res free# JVEMV6 44#8.4.3_35 / 44. currency / 8. prog-python / 4 tester / 3. id-X / XXXX</text:p>
      <text:p text:style-name="P17"/>
      <text:p text:style-name="P9">[do] <text:span text:style-name="T6">#_ </text:span></text:p>
      <text:list xml:id="list6114303819318731582" text:style-name="L36">
        <text:list-item>
          <text:p text:style-name="P70">REVIEW</text:p>
        </text:list-item>
        <text:list-item>
          <text:p text:style-name="P70">TASK-1 : coding for → C3</text:p>
          <text:list>
            <text:list-item>
              <text:list>
                <text:list-item>
                  <text:p text:style-name="P70">then, → C6</text:p>
                </text:list-item>
                <text:list-item>
                  <text:p text:style-name="P70">#_20191204_135420:next</text:p>
                </text:list-item>
              </text:list>
            </text:list-item>
            <text:list-item>
              <text:p text:style-name="P70">T-1.1 : C3</text:p>
              <text:list>
                <text:list-item>
                  <text:p text:style-name="P70">DUP : if choice line</text:p>
                </text:list-item>
                <text:list-item>
                  <text:p text:style-name="P70">new FUNC : update_Pos_After_Identifying_C3</text:p>
                  <text:list>
                    <text:list-item>
                      <text:p text:style-name="P70">DUP</text:p>
                    </text:list-item>
                    <text:list-item>
                      <text:p text:style-name="P70">labels</text:p>
                      <text:list>
                        <text:list-item>
                          <text:p text:style-name="P70"><text:soft-page-break/>#_20191205_120218:caller</text:p>
                        </text:list-item>
                        <text:list-item>
                          <text:p text:style-name="P70">#_20191205_120223:head</text:p>
                        </text:list-item>
                        <text:list-item>
                          <text:p text:style-name="P70">#_20191205_120226:wl:in-func</text:p>
                        </text:list-item>
                      </text:list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TEST ==&gt; </text:p>
                  <text:list>
                    <text:list-item>
                      <text:p text:style-name="P70">in log file → search “(step : C : 2.2 : 5.1) valOf_Identity ==&gt; C3”</text:p>
                      <text:list>
                        <text:list-item>
                          <text:p text:style-name="P70">BUSL3_No_T_3.(20191205_121431).log</text:p>
                        </text:list-item>
                        <text:list-item>
                          <text:p text:style-name="P70">line : 987</text:p>
                        </text:list-item>
                      </text:list>
                    </text:list-item>
                    <text:list-item>
                      <text:p text:style-name="P70">==&gt; OK ::]20191205_123304</text:p>
                    </text:list-item>
                  </text:list>
                </text:list-item>
              </text:list>
            </text:list-item>
            <text:list-item>
              <text:p text:style-name="P70">T-1.2 : TP-end ==&gt; show in dat file ==&gt; how ? </text:p>
              <text:list>
                <text:list-item>
                  <text:p text:style-name="P70">modify : “if valOf_Update == False” → add another if block</text:p>
                  <text:list>
                    <text:list-item>
                      <text:p text:style-name="P70">#_20191205_123619:edit</text:p>
                    </text:list-item>
                    <text:list-item>
                      <text:p text:style-name="P70">TEST ==&gt; </text:p>
                      <text:list>
                        <text:list-item>
                          <text:p text:style-name="P70">log file : “(step : D : j6-2 : Y : 1)\nvalOf_Update ==&gt; false (SL)”</text:p>
                        </text:list-item>
                        <text:list-item>
                          <text:p text:style-name="P70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438705835024211757" text:style-name="L37">
        <text:list-item>
          <text:p text:style-name="P71">TASK : coding for → C6</text:p>
          <text:list>
            <text:list-item>
              <text:p text:style-name="P71">#_20191205_125354:next</text:p>
            </text:list-item>
          </text:list>
        </text:list-item>
      </text:list>
      <text:p text:style-name="P9">[further]</text:p>
      <text:list xml:id="list7217059708540734623" text:style-name="L38">
        <text:list-item>
          <text:p text:style-name="P72"/>
        </text:list-item>
      </text:list>
      <text:p text:style-name="P2"><text:line-break/><text:span text:style-name="T9">[/ 20191205_125415]</text:span></text:p>
      <text:p text:style-name="P2"/>
      <text:p text:style-name="P14"/>
      <text:p text:style-name="P9"><text:span text:style-name="T10">35</text:span>---------------------------------------------------------------------------</text:p>
      <text:p text:style-name="P17">res free# JVEMV6 44#8.4.3_36 / 44. currency / 8. prog-python / 4 tester / 3. id-X / 20191207_115706</text:p>
      <text:p text:style-name="P17"/>
      <text:p text:style-name="P9"><text:soft-page-break/>[do] <text:span text:style-name="T6">#_ </text:span></text:p>
      <text:list xml:id="list7418819500620782234" text:style-name="L39">
        <text:list-item>
          <text:p text:style-name="P73">REVIEW</text:p>
        </text:list-item>
        <text:list-item>
          <text:p text:style-name="P123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3">#_20191205_125354:next</text:p>
                </text:list-item>
              </text:list>
            </text:list-item>
            <text:list-item>
              <text:p text:style-name="P73">T-1.1</text:p>
              <text:list>
                <text:list-item>
                  <text:p text:style-name="P73">DUP : if choice block</text:p>
                </text:list-item>
                <text:list-item>
                  <text:p text:style-name="P73">new FUNC : update_Pos_After_Identifying_C6</text:p>
                  <text:list>
                    <text:list-item>
                      <text:p text:style-name="P73">DUP : update_Pos_After_Identifying_C3</text:p>
                    </text:list-item>
                    <text:list-item>
                      <text:p text:style-name="P73">labels</text:p>
                      <text:list>
                        <text:list-item>
                          <text:p text:style-name="P73">#_20191207_120134:caller</text:p>
                        </text:list-item>
                        <text:list-item>
                          <text:p text:style-name="P73">#_20191207_120137:head</text:p>
                        </text:list-item>
                        <text:list-item>
                          <text:p text:style-name="P73">#_20191207_120141:wl:in-func</text:p>
                        </text:list-item>
                      </text:list>
                    </text:list-item>
                    <text:list-item>
                      <text:p text:style-name="P73">caller</text:p>
                    </text:list-item>
                  </text:list>
                </text:list-item>
                <text:list-item>
                  <text:p text:style-name="P73">updates</text:p>
                  <text:list>
                    <text:list-item>
                      <text:p text:style-name="P73">start </text:p>
                    </text:list-item>
                    <text:list-item>
                      <text:p text:style-name="P73">current</text:p>
                    </text:list-item>
                    <text:list-item>
                      <text:p text:style-name="P73">exit ==&gt; NO</text:p>
                    </text:list-item>
                    <text:list-item>
                      <text:p text:style-name="P73">base ==&gt; id only</text:p>
                    </text:list-item>
                    <text:list-item>
                      <text:p text:style-name="P73">refer</text:p>
                    </text:list-item>
                  </text:list>
                </text:list-item>
                <text:list-item>
                  <text:p text:style-name="P73">TEST ==&gt; <text:s text:c="2"/></text:p>
                  <text:list>
                    <text:list-item>
                      <text:p text:style-name="P73">ISSUE : “(step : D : j6-2 : Y : 2.1) unknown identiry == 'C6'set default ==&gt; 'STATUS_POS_EXIT”</text:p>
                      <text:list>
                        <text:list-item>
                          <text:p text:style-name="P73">FOUND : “update_Pos_After_Identifying” ==&gt; “valOf_Update = valof_Ret[0]” → false</text:p>
                        </text:list-item>
                        <text:list-item>
                          <text:p text:style-name="P73">MODIFY</text:p>
                        </text:list-item>
                        <text:list-item>
                          <text:p text:style-name="P73">TEST ==&gt; <text:s/>::[20191207_121506 </text:p>
                          <text:list>
                            <text:list-item>
                              <text:p text:style-name="P73">“[libfx_7.py:4194 / 20191207_123813] valOf_Update ==&gt; True (True)”</text:p>
                            </text:list-item>
                            <text:list-item>
                              <text:p text:style-name="P73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3">TASK-2 </text:p>
          <text:list>
            <text:list-item>
              <text:p text:style-name="P73"><text:soft-page-break/>dat file ==&gt; e0 → “bar_type” ==&gt; output</text:p>
            </text:list-item>
            <text:list-item>
              <text:p text:style-name="P73">T-2.1</text:p>
              <text:list>
                <text:list-item>
                  <text:list>
                    <text:list-item>
                      <text:p text:style-name="P73">#_20191207_125453:edit</text:p>
                    </text:list-item>
                  </text:list>
                </text:list-item>
                <text:list-item>
                  <text:p text:style-name="P73">new FUNC : get_Bar_Type</text:p>
                  <text:list>
                    <text:list-item>
                      <text:p text:style-name="P73">signature</text:p>
                    </text:list-item>
                    <text:list-item>
                      <text:p text:style-name="P73">labels</text:p>
                      <text:list>
                        <text:list-item>
                          <text:p text:style-name="P73">#_20191207_130008:caller</text:p>
                        </text:list-item>
                        <text:list-item>
                          <text:p text:style-name="P73">#_20191207_130011:head</text:p>
                        </text:list-item>
                        <text:list-item>
                          <text:p text:style-name="P73">#_20191207_130015:wl:in-func</text:p>
                        </text:list-item>
                      </text:list>
                    </text:list-item>
                    <text:list-item>
                      <text:p text:style-name="P73">caller</text:p>
                    </text:list-item>
                  </text:list>
                </text:list-item>
                <text:list-item>
                  <text:p text:style-name="P73">edit : “exit\tbar_type\tdiff.price”</text:p>
                  <text:list>
                    <text:list-item>
                      <text:p text:style-name="P73"/>
                    </text:list-item>
                  </text:list>
                </text:list-item>
                <text:list-item>
                  <text:p text:style-name="P73">add param : “lo_LO_Lines” <text:s/></text:p>
                </text:list-item>
                <text:list-item>
                  <text:p text:style-name="P73">CODE : skeleton</text:p>
                </text:list-item>
                <text:list-item>
                  <text:p text:style-name="P73">TEST ==&gt; </text:p>
                  <text:list>
                    <text:list-item>
                      <text:p text:style-name="P73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2481170458550045739" text:style-name="L40">
        <text:list-item>
          <text:p text:style-name="P74">TASK</text:p>
          <text:list>
            <text:list-item>
              <text:p text:style-name="P74">func “get_Bar_Type” ==&gt; complete</text:p>
            </text:list-item>
            <text:list-item>
              <text:p text:style-name="P74">#_20191207_131824:next</text:p>
            </text:list-item>
          </text:list>
        </text:list-item>
      </text:list>
      <text:p text:style-name="P9">[further]</text:p>
      <text:list xml:id="list6983872583483834188" text:style-name="L41">
        <text:list-item>
          <text:p text:style-name="P75"/>
        </text:list-item>
      </text:list>
      <text:p text:style-name="P2"><text:line-break/><text:span text:style-name="T9">[/ 20191207_131857]</text:span></text:p>
      <text:p text:style-name="P2"/>
      <text:p text:style-name="P19"/>
      <text:p text:style-name="P9">---------------------------------------------------------------------------</text:p>
      <text:p text:style-name="P17">res free# JVEMV6 44#8.4.3_ 37 / 44. currency / 8. prog-python / 4 tester / 3. id-<text:soft-page-break/>X / 20191208_120619</text:p>
      <text:p text:style-name="P17"/>
      <text:p text:style-name="P9">[do] <text:span text:style-name="T6">#_ </text:span></text:p>
      <text:list xml:id="list7220385368481814454" text:style-name="L42">
        <text:list-item>
          <text:p text:style-name="P76">REVIEW</text:p>
        </text:list-item>
        <text:list-item>
          <text:p text:style-name="P76">TASK-1 : func “get_Bar_Type” ==&gt; complete</text:p>
          <text:list>
            <text:list-item>
              <text:list>
                <text:list-item>
                  <text:p text:style-name="P76">#_20191207_131824:next</text:p>
                </text:list-item>
                <text:list-item>
                  <text:p text:style-name="P76">ref : _loop_J3 : #_20191117_130614:caller</text:p>
                </text:list-item>
              </text:list>
            </text:list-item>
            <text:list-item>
              <text:p text:style-name="P76"><text:span text:style-name="T6">#_ </text:span>T-1.1 : “C8”</text:p>
              <text:list>
                <text:list-item>
                  <text:p text:style-name="P76">CODE</text:p>
                </text:list-item>
                <text:list-item>
                  <text:p text:style-name="P76">TEST ==&gt; <text:s text:c="3"/>::[20191208_123340 </text:p>
                  <text:list>
                    <text:list-item>
                      <text:p text:style-name="P76">==&gt; OK</text:p>
                    </text:list-item>
                  </text:list>
                </text:list-item>
              </text:list>
            </text:list-item>
            <text:list-item>
              <text:p text:style-name="P76"><text:span text:style-name="T6">#_ </text:span>T-1.2 : “C3”</text:p>
              <text:list>
                <text:list-item>
                  <text:p text:style-name="P76">CODE</text:p>
                </text:list-item>
                <text:list-item>
                  <text:p text:style-name="P76">TEST ==&gt; OK ::]20191208_125054</text:p>
                </text:list-item>
              </text:list>
            </text:list-item>
            <text:list-item>
              <text:p text:style-name="P76">ISSUE-1</text:p>
              <text:list>
                <text:list-item>
                  <text:list>
                    <text:list-item>
                      <text:p text:style-name="P76">“2019.04.24 11:00” (78.704) ==&gt; “STATUS_POS_EXIT__SL”</text:p>
                      <text:list>
                        <text:list-item>
                          <text:p text:style-name="P76">==&gt; exit price is → 78.634</text:p>
                        </text:list-item>
                        <text:list-item>
                          <text:p text:style-name="P76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6">IS-1.1</text:p>
                  <text:list>
                    <text:list-item>
                      <text:p text:style-name="P76">FOUND</text:p>
                      <text:list>
                        <text:list-item>
                          <text:p text:style-name="P111">１本の中で、終了している</text:p>
                        </text:list-item>
                      </text:list>
                    </text:list-item>
                    <text:list-item>
                      <text:p text:style-name="P111">look for : “set to num_Index (now ”</text:p>
                      <text:list>
                        <text:list-item>
                          <text:p text:style-name="P111">==&gt; line : 1000</text:p>
                        </text:list-item>
                      </text:list>
                    </text:list-item>
                    <text:list-item>
                      <text:p text:style-name="P111">judged : “NOT SL” (1069)</text:p>
                    </text:list-item>
                    <text:list-item>
                      <text:p text:style-name="P111">“valOf_Identity<text:tab/>C3” (1089)</text:p>
                    </text:list-item>
                    <text:list-item>
                      <text:p text:style-name="P111">“valOf_Update[0] =&gt; False” (1135)</text:p>
                      <text:list>
                        <text:list-item>
                          <text:p text:style-name="P111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6">TRY : <text:span text:style-name="T8">libfx_7.py:4287 ==&gt; modify</text:span></text:p>
                  <text:list>
                    <text:list-item>
                      <text:p text:style-name="P111">==&gt; loop_J2_Y : #_20191118_142204:caller</text:p>
                    </text:list-item>
                    <text:list-item>
                      <text:p text:style-name="P111">TRACE</text:p>
                      <text:list>
                        <text:list-item>
                          <text:list>
                            <text:list-item>
                              <text:p text:style-name="P111"><text:soft-page-break/>valOf_Ret = _loop_J3(</text:p>
                            </text:list-item>
                            <text:list-item>
                              <text:p text:style-name="P111">valOf_Update = update_Pos_After_Identifying(\</text:p>
                            </text:list-item>
                            <text:list-item>
                              <text:p text:style-name="P111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11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11">TRY : modify ==&gt; update_Pos_After_Identifying(\ : #_20191119_133203:caller (2766, libfx_7)</text:p>
                </text:list-item>
                <text:list-item>
                  <text:p text:style-name="P111">FOUND : #_20191208_130559:modify</text:p>
                  <text:list>
                    <text:list-item>
                      <text:p text:style-name="P111">“valOf_Update[0] == False”</text:p>
                    </text:list-item>
                    <text:list-item>
                      <text:p text:style-name="P111">==&gt; then, “setOf_Pos_Exit = [e0, Pos, STATUS_POS_EXIT__SL]”</text:p>
                    </text:list-item>
                  </text:list>
                </text:list-item>
                <text:list-item>
                  <text:p text:style-name="P111">MODIFY</text:p>
                  <text:list>
                    <text:list-item>
                      <text:p text:style-name="P111">add → C3, C8 ==&gt; dispatch</text:p>
                    </text:list-item>
                    <text:list-item>
                      <text:p text:style-name="P111">CODE</text:p>
                    </text:list-item>
                    <text:list-item>
                      <text:p text:style-name="P111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192320850143653431" text:style-name="L43">
        <text:list-item>
          <text:p text:style-name="P77">TASK-1</text:p>
          <text:list>
            <text:list-item>
              <text:p text:style-name="P77">test with 50-entry data</text:p>
            </text:list-item>
            <text:list-item>
              <text:p text:style-name="P77">new : def dp_ANY(lo_LO_Lines, lo_BDs_Tmp) ==&gt; other types</text:p>
              <text:list>
                <text:list-item>
                  <text:p text:style-name="P77">#_20191208_132632:next</text:p>
                </text:list-item>
                <text:list-item>
                  <text:p text:style-name="P77">e.g. dp_Trend_Down( lo_LO_Lines, lo_BDs_Tmp, _index_start:int, numOf_Target_Bars = 4)</text:p>
                  <text:list>
                    <text:list-item>
                      <text:p text:style-name="P77">==&gt; prev 4 bars, all lower than the prev one</text:p>
                    </text:list-item>
                    <text:list-item>
                      <text:p text:style-name="P77">==&gt; i.e. lower price of a given bar (p0(L), price_Close if the bar is down) </text:p>
                      <text:list>
                        <text:list-item>
                          <text:p text:style-name="P77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further]</text:p>
      <text:list xml:id="list5196513224744269813" text:style-name="L44">
        <text:list-item>
          <text:p text:style-name="P78"/>
        </text:list-item>
      </text:list>
      <text:p text:style-name="P2"><text:line-break/><text:soft-page-break/><text:span text:style-name="T9">[/ XXX]</text:span></text:p>
      <text:p text:style-name="P2"/>
      <text:p text:style-name="P15"/>
      <text:p text:style-name="P9"><text:span text:style-name="T10">37</text:span>---------------------------------------------------------------------------</text:p>
      <text:p text:style-name="P17">res free# JVEMV6 44#8.4.3_38 / 44. currency / 8. prog-python / 4 tester / 3. id-X / 20191209_155804</text:p>
      <text:p text:style-name="P17"/>
      <text:p text:style-name="P9">[do] <text:span text:style-name="T6">#_ </text:span></text:p>
      <text:list xml:id="list7805308591389498069" text:style-name="L45">
        <text:list-item>
          <text:p text:style-name="P79">REVIEW</text:p>
        </text:list-item>
        <text:list-item>
          <text:p text:style-name="P79">TASK-1 : test with 50-entry data </text:p>
          <text:list>
            <text:list-item>
              <text:p text:style-name="P79">T-1.1 : conf file → busl_3__tester_T_2.conf</text:p>
              <text:list>
                <text:list-item>
                  <text:p text:style-name="P79">edit file</text:p>
                </text:list-item>
                <text:list-item>
                  <text:p text:style-name="P79">TEST</text:p>
                  <text:list>
                    <text:list-item>
                      <text:p text:style-name="P79">gen files ==&gt; OK</text:p>
                    </text:list-item>
                    <text:list-item>
                      <text:p text:style-name="P79">data</text:p>
                      <text:list>
                        <text:list-item>
                          <text:p text:style-name="P79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2 : source data → 100 entries ::[20191209_160444</text:p>
          <text:list>
            <text:list-item>
              <text:p text:style-name="P79">conf file : …......[SLICE-100].csv</text:p>
            </text:list-item>
            <text:list-item>
              <text:p text:style-name="P79">TEST </text:p>
              <text:list>
                <text:list-item>
                  <text:p text:style-name="P79">ISSUE</text:p>
                  <text:list>
                    <text:list-item>
                      <text:p text:style-name="P79">gen-ed list ==&gt; 21 entries “len(lo_Pos_Exits)<text:tab/>21”</text:p>
                      <text:list>
                        <text:list-item>
                          <text:p text:style-name="P79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9">TRY : see → log file</text:p>
                  <text:list>
                    <text:list-item>
                      <text:p text:style-name="P79">“(step : B : 0) =================================== [loop : 40]” ==&gt; line 76638</text:p>
                    </text:list-item>
                    <text:list-item>
                      <text:p text:style-name="P79">FOUND : “[libfx_7.py:3734 / 20191209_162141]</text:p>
                      <text:p text:style-name="P79">(B : 1 : 1.1) cntOf_Loop_B &gt; maxOf_Loop_B (==&gt; over the max) : count = 11 / max = 10”</text:p>
                      <text:list>
                        <text:list-item>
                          <text:p text:style-name="P79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9">TEST </text:p>
                  <text:list>
                    <text:list-item>
                      <text:list>
                        <text:list-item>
                          <text:p text:style-name="P79"><text:span text:style-name="T6">#_ </text:span>==&gt; confile → back to 50 entries</text:p>
                        </text:list-item>
                        <text:list-item>
                          <text:p text:style-name="P79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9">==&gt; ??</text:p>
                    </text:list-item>
                  </text:list>
                </text:list-item>
                <text:list-item>
                  <text:p text:style-name="P79">TEST ::[20191209_164645</text:p>
                  <text:list>
                    <text:list-item>
                      <text:list>
                        <text:list-item>
                          <text:p text:style-name="P79">==&gt; 100 entries</text:p>
                        </text:list-item>
                      </text:list>
                    </text:list-item>
                    <text:list-item>
                      <text:p text:style-name="P79">==&gt; time : “done (time : 361.273 sec)(BUSL3_No_T_3)”</text:p>
                    </text:list-item>
                    <text:list-item>
                      <text:p text:style-name="P79">==&gt; “len(lo_Pos_Exits)<text:tab/>88”</text:p>
                    </text:list-item>
                    <text:list-item>
                      <text:p text:style-name="P79">IISUE</text:p>
                      <text:list>
                        <text:list-item>
                          <text:list>
                            <text:list-item>
                              <text:p text:style-name="P79">“UNKNOWN_BARTYPE”</text:p>
                            </text:list-item>
                          </text:list>
                        </text:list-item>
                        <text:list-item>
                          <text:p text:style-name="P79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TASK-X : new : def dp_ANY(lo_LO_Lines, lo_BDs_Tmp) ==&gt; other types</text:p>
        </text:list-item>
      </text:list>
      <text:p text:style-name="P9"/>
      <text:p text:style-name="P9">[next]</text:p>
      <text:list xml:id="list396559138850733437" text:style-name="L46">
        <text:list-item>
          <text:p text:style-name="P80">TASK-1 : “UNKNOWN_BARTYPE”</text:p>
        </text:list-item>
        <text:list-item>
          <text:p text:style-name="P80">TASK-2 : new : def dp_ANY(lo_LO_Lines, lo_BDs_Tmp) ==&gt; other types</text:p>
          <text:list>
            <text:list-item>
              <text:p text:style-name="P80">==&gt; see the memo in the prev session</text:p>
            </text:list-item>
            <text:list-item>
              <text:p text:style-name="P80">#_20191208_132632:next</text:p>
            </text:list-item>
          </text:list>
        </text:list-item>
      </text:list>
      <text:p text:style-name="P9">[further]</text:p>
      <text:list xml:id="list1896323875872901667" text:style-name="L47">
        <text:list-item>
          <text:p text:style-name="P81"/>
        </text:list-item>
      </text:list>
      <text:p text:style-name="P2"><text:line-break/><text:span text:style-name="T9">[/ 20191209_171632]</text:span></text:p>
      <text:p text:style-name="P2"/>
      <text:p text:style-name="P15"/>
      <text:p text:style-name="P9"><text:soft-page-break/><text:span text:style-name="T10">38</text:span>---------------------------------------------------------------------------</text:p>
      <text:p text:style-name="P17">res free# JVEMV6 44#8.4.3_39 / 44. currency / 8. prog-python / 4 tester / 3. id-X / 20191210_132229</text:p>
      <text:p text:style-name="P17"/>
      <text:p text:style-name="P9">[do] <text:span text:style-name="T6">#_ </text:span></text:p>
      <text:list xml:id="list6268979412831077158" text:style-name="L48">
        <text:list-item>
          <text:p text:style-name="P82">REVIEW</text:p>
        </text:list-item>
        <text:list-item>
          <text:p text:style-name="P82">TASK-1 : “UNKNOWN_BARTYPE”</text:p>
          <text:list>
            <text:list-item>
              <text:list>
                <text:list-item>
                  <text:p text:style-name="P82">BUSL3_No_T_3.(20191209_164723).dat</text:p>
                </text:list-item>
                <text:list-item>
                  <text:p text:style-name="P82">BUSL3_No_T_3.(20191209_164723).log</text:p>
                </text:list-item>
              </text:list>
            </text:list-item>
            <text:list-item>
              <text:p text:style-name="P82">T-1.1</text:p>
              <text:list>
                <text:list-item>
                  <text:list>
                    <text:list-item>
                      <text:p text:style-name="P82">search : 2019.04.24 00:00</text:p>
                    </text:list-item>
                  </text:list>
                </text:list-item>
                <text:list-item>
                  <text:p text:style-name="P82">lines ::[20191210_132834</text:p>
                  <text:list>
                    <text:list-item>
                      <text:p text:style-name="P82">“flg_Pos --&gt; True : 2019.04.24 00:00” (17350)</text:p>
                    </text:list-item>
                    <text:list-item>
                      <text:p text:style-name="P82">“e0.price_Open<text:tab/>79.408” ==&gt; OK</text:p>
                    </text:list-item>
                    <text:list-item>
                      <text:p text:style-name="P82">“(step : B : j5 : N : 1) e0.price_High &lt; ts_SL ----&gt; NOT SL”</text:p>
                    </text:list-item>
                    <text:list-item>
                      <text:p text:style-name="P82">“(step : B : j3 : Y) price_Low &lt; ST_price ==&gt; C1, C2, C3, C6” (17384)</text:p>
                    </text:list-item>
                    <text:list-item>
                      <text:p text:style-name="P82">“(step : B : j3.1 : Y : 1) price_Low &lt;= ts_TP (in case of TP)”</text:p>
                    </text:list-item>
                    <text:list-item>
                      <text:p text:style-name="P82">“(step : C : 2.2 : 5.1) valOf_Identity ==&gt; C3” (17407)</text:p>
                    </text:list-item>
                    <text:list-item>
                      <text:p text:style-name="P82">“(step : D : j6-2 : Y : 2.1) exit type ==&gt; STATUS_POS_EXIT__TP”</text:p>
                    </text:list-item>
                  </text:list>
                </text:list-item>
                <text:list-item>
                  <text:p text:style-name="P82">memo : dat file, entries ending with “2019.04.24 00:00” ==&gt; starting from :</text:p>
                  <text:list>
                    <text:list-item>
                      <text:p text:style-name="P82">47<text:tab/>2019.04.23 23:30</text:p>
                    </text:list-item>
                    <text:list-item>
                      <text:p text:style-name="P82">48<text:tab/>2019.04.23 23:45</text:p>
                    </text:list-item>
                  </text:list>
                </text:list-item>
                <text:list-item>
                  <text:p text:style-name="P82">lines</text:p>
                  <text:list>
                    <text:list-item>
                      <text:p text:style-name="P82">“num_ST_IDX = 47 ---&gt; set to num_Index (now 48)”</text:p>
                    </text:list-item>
                    <text:list-item>
                      <text:p text:style-name="P82">“num_ST_IDX = 48 ---&gt; set to num_Index (now 49)”</text:p>
                    </text:list-item>
                    <text:list-item>
                      <text:p text:style-name="P82">“(step : A : 0 : 1) Pos ==&gt; reset ---&gt; comp” (17942)</text:p>
                    </text:list-item>
                    <text:list-item>
                      <text:p text:style-name="P82">“pattern ==&gt; detected : e0 = 2019.04.24 00:00”</text:p>
                    </text:list-item>
                    <text:list-item>
                      <text:p text:style-name="P82"><text:soft-page-break/>“(step : B : j5 : N : 1) e0.price_High &lt; ts_SL ----&gt; NOT SL”</text:p>
                    </text:list-item>
                    <text:list-item>
                      <text:p text:style-name="P82">“(step : B : j3 : Y) price_Low &lt; ST_price ==&gt; C1, C2, C3, C6” (18001)</text:p>
                    </text:list-item>
                    <text:list-item>
                      <text:p text:style-name="P82">“(step : B : j3.2 : Y : 1) price_Low == price_Close”</text:p>
                    </text:list-item>
                    <text:list-item>
                      <text:p text:style-name="P82">“(step : C : 2.2 : X.1) valOf_Identity ==&gt; unknown : 'C2'” (18028)</text:p>
                    </text:list-item>
                  </text:list>
                </text:list-item>
                <text:list-item>
                  <text:p text:style-name="P82"><text:span text:style-name="T6">#_ </text:span>memo : “[libfx_7.py:4761” ==&gt; what is it doing in this line ?</text:p>
                  <text:list>
                    <text:list-item>
                      <text:p text:style-name="P82">[libfx_7.py:4303 ==&gt; what is this ?</text:p>
                      <text:list>
                        <text:list-item>
                          <text:p text:style-name="P82">==&gt; “step : B : j2 : Y</text:p>
                          <text:p text:style-name="P82"><text:s text:c="24"/>pattern ==&gt; detected”</text:p>
                        </text:list-item>
                      </text:list>
                    </text:list-item>
                    <text:list-item>
                      <text:p text:style-name="P82">[libfx_7.py:4288 ==&gt; what this ?</text:p>
                    </text:list-item>
                    <text:list-item>
                      <text:p text:style-name="P82">[libfx_7.py:3442 ==&gt; ?</text:p>
                      <text:list>
                        <text:list-item>
                          <text:p text:style-name="P82">“step : C : 2</text:p>
                          <text:p text:style-name="P82"><text:s text:c="12"/>update ==&gt; Pos”</text:p>
                        </text:list-item>
                        <text:list-item>
                          <text:p text:style-name="P82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82"><text:span text:style-name="T6">#_ </text:span>memo : once again, what ? ==&gt; [libfx_7.py:4303 ::[20191210_135200</text:p>
                  <text:list>
                    <text:list-item>
                      <text:p text:style-name="P82">“step : B : j2 : Y</text:p>
                      <text:p text:style-name="P82"><text:s text:c="24"/>pattern ==&gt; detected”</text:p>
                    </text:list-item>
                  </text:list>
                </text:list-item>
                <text:list-item>
                  <text:p text:style-name="P82">memo : then, what does it do after line 4303 ? </text:p>
                  <text:list>
                    <text:list-item>
                      <text:p text:style-name="P82">“valOf_Update[0] =&gt; False” (18048, log file)</text:p>
                    </text:list-item>
                    <text:list-item>
                      <text:p text:style-name="P82">“step : D : j6</text:p>
                      <text:p text:style-name="P82"><text:s text:c="24"/>SL ? (valOf_Update ==&gt; false)”</text:p>
                    </text:list-item>
                    <text:list-item>
                      <text:p text:style-name="P82">“setOf_Pos_Exit = [e0, Pos, STATUS_POS_EXIT__OTHERS]”</text:p>
                      <text:list>
                        <text:list-item>
                          <text:p text:style-name="P82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17">ISSUE</text:p>
                  <text:list>
                    <text:list-item>
                      <text:p text:style-name="P82">log file : 18051</text:p>
                      <text:list>
                        <text:list-item>
                          <text:p text:style-name="P82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82">TRY : create a new csv file starting from “2019.04.23 23:45”</text:p>
                  <text:list>
                    <text:list-item>
                      <text:p text:style-name="P82"><text:soft-page-break/>copy, rename</text:p>
                      <text:list>
                        <text:list-item>
                          <text:p text:style-name="P82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82">delete entries (total → 30)</text:p>
                    </text:list-item>
                    <text:list-item>
                      <text:p text:style-name="P82">conf file → modify</text:p>
                    </text:list-item>
                    <text:list-item>
                      <text:p text:style-name="P82">exec</text:p>
                    </text:list-item>
                  </text:list>
                </text:list-item>
              </text:list>
            </text:list-item>
            <text:list-item>
              <text:p text:style-name="P82">T-1.2</text:p>
              <text:list>
                <text:list-item>
                  <text:p text:style-name="P82">prev ISSUE ==&gt; SOLVED (ops are being done in the later lines)</text:p>
                </text:list-item>
                <text:list-item>
                  <text:p text:style-name="P82">when the pattern is “C2” → what does the prog do currently ? ::[20191210_142947 </text:p>
                  <text:list>
                    <text:list-item>
                      <text:p text:style-name="P82">log file : BUSL3_No_T_3.(20191209_164723).log</text:p>
                    </text:list-item>
                    <text:list-item>
                      <text:p text:style-name="P82">search “(step : C : 2.2 : X.1) valOf_Identity ==&gt; unknown : 'C2'”</text:p>
                    </text:list-item>
                    <text:list-item>
                      <text:p text:style-name="P82">line : 18028</text:p>
                    </text:list-item>
                    <text:list-item>
                      <text:p text:style-name="P82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7308344126222849695" text:style-name="L49">
        <text:list-item>
          <text:p text:style-name="P83">TASK</text:p>
          <text:list>
            <text:list-item>
              <text:p text:style-name="P83">“C2” ==&gt; coding in “def update_Pos_After_Identifying”</text:p>
            </text:list-item>
            <text:list-item>
              <text:p text:style-name="P83">#_20191210_143318:next</text:p>
            </text:list-item>
            <text:list-item>
              <text:p text:style-name="P83">ref ==&gt; “C1” : #_20191210_143520:ref</text:p>
            </text:list-item>
          </text:list>
        </text:list-item>
      </text:list>
      <text:p text:style-name="P9">[further]</text:p>
      <text:list xml:id="list4346198432438185884" text:style-name="L50">
        <text:list-item>
          <text:p text:style-name="P84"/>
        </text:list-item>
      </text:list>
      <text:p text:style-name="P2"><text:line-break/><text:span text:style-name="T9">[/ 20191210_143714]</text:span></text:p>
      <text:p text:style-name="P2"/>
      <text:p text:style-name="P15"/>
      <text:p text:style-name="P9"><text:span text:style-name="T10">39</text:span>---------------------------------------------------------------------------</text:p>
      <text:p text:style-name="P17">res free# JVEMV6 44#8.4.3_40 / 44. currency / 8. prog-python / 4 tester / 3. id-<text:soft-page-break/>X / 20191211_130430</text:p>
      <text:p text:style-name="P17"/>
      <text:p text:style-name="P9">[do] <text:span text:style-name="T6">#_ </text:span></text:p>
      <text:list xml:id="list4335847657076276061" text:style-name="L51">
        <text:list-item>
          <text:p text:style-name="P85">REVIEW</text:p>
        </text:list-item>
        <text:list-item>
          <text:p text:style-name="P85">TASK-1 : “C2” ==&gt; coding in “def update_Pos_After_Identifying”</text:p>
          <text:list>
            <text:list-item>
              <text:list>
                <text:list-item>
                  <text:p text:style-name="P85">#_20191210_143318:next</text:p>
                </text:list-item>
                <text:list-item>
                  <text:p text:style-name="P85">ref ==&gt; “C1” : #_20191210_143520:ref</text:p>
                </text:list-item>
              </text:list>
            </text:list-item>
            <text:list-item>
              <text:p text:style-name="P85">T-1.1</text:p>
              <text:list>
                <text:list-item>
                  <text:p text:style-name="P85">CODE</text:p>
                  <text:list>
                    <text:list-item>
                      <text:p text:style-name="P85">DUP : “C6” → “C2”</text:p>
                    </text:list-item>
                    <text:list-item>
                      <text:p text:style-name="P85">new FUNC : update_Pos_After_Identifying_C2</text:p>
                      <text:list>
                        <text:list-item>
                          <text:p text:style-name="P85">DUP</text:p>
                        </text:list-item>
                        <text:list-item>
                          <text:p text:style-name="P85">labels</text:p>
                          <text:list>
                            <text:list-item>
                              <text:p text:style-name="P85">#_20191211_124911:caller</text:p>
                            </text:list-item>
                            <text:list-item>
                              <text:p text:style-name="P85">#_20191211_124914:head</text:p>
                            </text:list-item>
                            <text:list-item>
                              <text:p text:style-name="P85">#_20191211_124917:wl:in-func</text:p>
                            </text:list-item>
                          </text:list>
                        </text:list-item>
                        <text:list-item>
                          <text:p text:style-name="P85">caller</text:p>
                        </text:list-item>
                        <text:list-item>
                          <text:p text:style-name="P85">CODE</text:p>
                          <text:list>
                            <text:list-item>
                              <text:p text:style-name="P85">start → n/c</text:p>
                            </text:list-item>
                            <text:list-item>
                              <text:p text:style-name="P85">current → n/c</text:p>
                            </text:list-item>
                            <text:list-item>
                              <text:p text:style-name="P85">base</text:p>
                            </text:list-item>
                            <text:list-item>
                              <text:p text:style-name="P85">refer</text:p>
                            </text:list-item>
                            <text:list-item>
                              <text:p text:style-name="P85">TP, SL</text:p>
                            </text:list-item>
                          </text:list>
                        </text:list-item>
                        <text:list-item>
                          <text:p text:style-name="P85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5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5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5"><text:soft-page-break/>#_20191208_132632:next</text:p>
                    </text:list-item>
                    <text:list-item>
                      <text:p text:style-name="P85">e.g. dp_Trend_Down( lo_LO_Lines, lo_BDs_Tmp, _index_start:int, numOf_Target_Bars = 4)</text:p>
                      <text:list>
                        <text:list-item>
                          <text:p text:style-name="P85">==&gt; prev 4 bars, all lower than the prev one</text:p>
                        </text:list-item>
                        <text:list-item>
                          <text:p text:style-name="P85">==&gt; i.e. lower price of a given bar (p0(L), price_Close if the bar is down) </text:p>
                        </text:list-item>
                        <text:list-item>
                          <text:p text:style-name="P85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5">T-2.1 <text:s/>::[20191211_130508 <text:s text:c="2"/></text:p>
              <text:list>
                <text:list-item>
                  <text:p text:style-name="P85">new FILE : libfx_dp_1.py</text:p>
                </text:list-item>
                <text:list-item>
                  <text:p text:style-name="P85">new FUNC : <text:s/>dp_Trend_Down( lo_LO_Lines, lo_BDs_Tmp, _index_start:int, numOf_Target_Bars = 4)</text:p>
                  <text:list>
                    <text:list-item>
                      <text:p text:style-name="P85">sig</text:p>
                    </text:list-item>
                    <text:list-item>
                      <text:p text:style-name="P85">labels</text:p>
                    </text:list-item>
                    <text:list-item>
                      <text:p text:style-name="P85">caller</text:p>
                      <text:list>
                        <text:list-item>
                          <text:p text:style-name="P85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5">new global var</text:p>
                  <text:list>
                    <text:list-item>
                      <text:p text:style-name="P85">NUMOF_TARGET_BARS_FOR_DP</text:p>
                    </text:list-item>
                    <text:list-item>
                      <text:p text:style-name="P85">TYPEOF_DP</text:p>
                    </text:list-item>
                  </text:list>
                </text:list-item>
                <text:list-item>
                  <text:p text:style-name="P85">skeleton ==&gt; OK</text:p>
                </text:list-item>
                <text:list-item>
                  <text:p text:style-name="P85">TEST ==&gt; <text:s text:c="2"/>::[20191211_133907</text:p>
                  <text:list>
                    <text:list-item>
                      <text:p text:style-name="P85">“[libfx_dp_1.py:113 / 20191211_134502] dp_Trend_Down ==&gt; starting...”</text:p>
                      <text:list>
                        <text:list-item>
                          <text:p text:style-name="P85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3341719916966798680" text:style-name="L52">
        <text:list-item>
          <text:p text:style-name="P86">TASK : continue</text:p>
          <text:list>
            <text:list-item>
              <text:p text:style-name="P86">==&gt; dp_1_Trend_Down</text:p>
            </text:list-item>
            <text:list-item>
              <text:p text:style-name="P86">#_20191211_135133:next (libfx_dp_1)</text:p>
            </text:list-item>
          </text:list>
        </text:list-item>
      </text:list>
      <text:p text:style-name="P9">[further]</text:p>
      <text:list xml:id="list2868305570373485020" text:style-name="L53">
        <text:list-item>
          <text:p text:style-name="P87"/>
        </text:list-item>
      </text:list>
      <text:p text:style-name="P2"><text:soft-page-break/><text:line-break/><text:span text:style-name="T9">[/ 20191211_135311]</text:span></text:p>
      <text:p text:style-name="P2"/>
      <text:p text:style-name="P15"/>
      <text:p text:style-name="P9"><text:span text:style-name="T10">40</text:span>---------------------------------------------------------------------------</text:p>
      <text:p text:style-name="P17">res free# JVEMV6 44#8.4.3_41 / 44. currency / 8. prog-python / 4 tester / 3. id-X / 20191212_120139</text:p>
      <text:p text:style-name="P17"/>
      <text:p text:style-name="P9">[do] <text:span text:style-name="T6">#_ </text:span></text:p>
      <text:list xml:id="list4931308393434247766" text:style-name="L54">
        <text:list-item>
          <text:p text:style-name="P88">REVIEW</text:p>
        </text:list-item>
        <text:list-item>
          <text:p text:style-name="P88">TASK-1</text:p>
          <text:list>
            <text:list-item>
              <text:list>
                <text:list-item>
                  <text:p text:style-name="P30">dp_1_Trend_Down</text:p>
                </text:list-item>
                <text:list-item>
                  <text:p text:style-name="P88">#_20191211_135133:next (libfx_dp_1)</text:p>
                </text:list-item>
              </text:list>
            </text:list-item>
            <text:list-item>
              <text:p text:style-name="P88">T-1.1 <text:s/></text:p>
              <text:list>
                <text:list-item>
                  <text:p text:style-name="P88">CODE</text:p>
                </text:list-item>
                <text:list-item>
                  <text:p text:style-name="P88">TEST ==&gt; ISSUE</text:p>
                  <text:list>
                    <text:list-item>
                      <text:p text:style-name="P88">“(step : 3 : 2) judge : trend down ==&gt; False (cond_1 = False)”</text:p>
                    </text:list-item>
                    <text:list-item>
                      <text:p text:style-name="P88">yet, ==&gt; “pattern ==&gt; detected : e0 = 2019.04.23 23:30”</text:p>
                    </text:list-item>
                  </text:list>
                </text:list-item>
                <text:list-item>
                  <text:p text:style-name="P88">TRY : review → [libfx_7.py:3506</text:p>
                  <text:list>
                    <text:list-item>
                      <text:p text:style-name="P88">TRACE</text:p>
                      <text:list>
                        <text:list-item>
                          <text:p text:style-name="P88">loop_J2_Y(</text:p>
                        </text:list-item>
                      </text:list>
                    </text:list-item>
                    <text:list-item>
                      <text:p text:style-name="P88">FOUND</text:p>
                      <text:list>
                        <text:list-item>
                          <text:p text:style-name="P88">“res = dp_ANY(\” ==&gt; “true” returned</text:p>
                        </text:list-item>
                      </text:list>
                    </text:list-item>
                    <text:list-item>
                      <text:p text:style-name="P88">REV : dp_ANY(\</text:p>
                    </text:list-item>
                    <text:list-item>
                      <text:p text:style-name="P88">FOUND </text:p>
                      <text:list>
                        <text:list-item>
                          <text:p text:style-name="P88">“valOf_Ret = libfx_dp_1.dp_1_Trend_Down(\” ==&gt; seems true returned</text:p>
                        </text:list-item>
                        <text:list-item>
                          <text:p text:style-name="P88">==&gt; yes, “valOf_Ret = True”</text:p>
                        </text:list-item>
                      </text:list>
                    </text:list-item>
                    <text:list-item>
                      <text:p text:style-name="P112">MODIFY</text:p>
                    </text:list-item>
                    <text:list-item>
                      <text:p text:style-name="P112"><text:soft-page-break/>TEST ==&gt; <text:s text:c="2"/>::[20191212_122308 <text:s/></text:p>
                      <text:list>
                        <text:list-item>
                          <text:p text:style-name="P112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12">==&gt; “len(lo_Pos_Exits)<text:tab/>0”</text:p>
                        </text:list-item>
                        <text:list-item>
                          <text:p text:style-name="P112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2">T-1.2 : more entries ::[20191212_123034</text:p>
              <text:list>
                <text:list-item>
                  <text:p text:style-name="P112">csv ==&gt; 44_5.1_10_rawdata.(AUDJPY).(Period-M15).(NumOfUnits-18000).(Bars-ALL-20190424_184417).20190311_081029.[SLICE-100].csv</text:p>
                </text:list-item>
                <text:list-item>
                  <text:p text:style-name="P112">TEST ==&gt; </text:p>
                  <text:list>
                    <text:list-item>
                      <text:p text:style-name="P112">“done (time : 79.264 sec)(BUSL3_No_T_3)”</text:p>
                    </text:list-item>
                    <text:list-item>
                      <text:p text:style-name="P112">PROBLEM</text:p>
                      <text:list>
                        <text:list-item>
                          <text:list>
                            <text:list-item>
                              <text:p text:style-name="P112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12">TRY : probe (BUSL3_No_T_3.(20191212_123120).log)</text:p>
                          <text:list>
                            <text:list-item>
                              <text:p text:style-name="P112">“[libfx_7.py:4791”</text:p>
                            </text:list-item>
                            <text:list-item>
                              <text:p text:style-name="P112">“[libfx_6.py:5707”</text:p>
                            </text:list-item>
                          </text:list>
                        </text:list-item>
                        <text:list-item>
                          <text:p text:style-name="P112">TRY : modify : #_20191212_125206:modify</text:p>
                          <text:list>
                            <text:list-item>
                              <text:p text:style-name="P112">“set : "st_idx" ==&gt; to "num_Index"”</text:p>
                            </text:list-item>
                          </text:list>
                        </text:list-item>
                        <text:list-item>
                          <text:p text:style-name="P112">TEST ==&gt; ::[20191212_124648</text:p>
                          <text:list>
                            <text:list-item>
                              <text:p text:style-name="P112">“done (time : 93.608 sec)(BUSL3_No_T_3)”</text:p>
                            </text:list-item>
                          </text:list>
                        </text:list-item>
                        <text:list-item>
                          <text:p text:style-name="P112">PROBLEM</text:p>
                          <text:list>
                            <text:list-item>
                              <text:list>
                                <text:list-item>
                                  <text:p text:style-name="P112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12">TRY : debug</text:p>
                              <text:list>
                                <text:list-item>
                                  <text:p text:style-name="P112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12">TRY : <text:s/>“num_Index = num_ST_IDX + 1”</text:p>
                          <text:list>
                            <text:list-item>
                              <text:p text:style-name="P112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12">TEST ==&gt; <text:s/>::[20191212_130409 <text:s/></text:p>
                          <text:list>
                            <text:list-item>
                              <text:p text:style-name="P112"><text:soft-page-break/>log file → gen-ed</text:p>
                            </text:list-item>
                            <text:list-item>
                              <text:p text:style-name="P112">EDIT</text:p>
                              <text:list>
                                <text:list-item>
                                  <text:p text:style-name="P112">“e1 = _lo_BDs_Tmp[_index_start – 1]”</text:p>
                                </text:list-item>
                                <text:list-item>
                                  <text:p text:style-name="P112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12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2">TASK-2</text:p>
          <text:list>
            <text:list-item>
              <text:list>
                <text:list-item>
                  <text:p text:style-name="P112">test with → 3 consecutive bars</text:p>
                </text:list-item>
              </text:list>
            </text:list-item>
            <text:list-item>
              <text:p text:style-name="P112">T-2.1</text:p>
              <text:list>
                <text:list-item>
                  <text:p text:style-name="P112">CODE</text:p>
                  <text:list>
                    <text:list-item>
                      <text:p text:style-name="P112"/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1871112129062612585" text:style-name="L55">
        <text:list-item>
          <text:p text:style-name="P89">TASK-1</text:p>
          <text:list>
            <text:list-item>
              <text:p text:style-name="P89">test with → 100 entries</text:p>
            </text:list-item>
          </text:list>
        </text:list-item>
        <text:list-item>
          <text:p text:style-name="P89">TASK-2</text:p>
          <text:list>
            <text:list-item>
              <text:p text:style-name="P89">observe ==&gt; dat file enties → what tendencies ?</text:p>
            </text:list-item>
          </text:list>
        </text:list-item>
        <text:list-item>
          <text:p text:style-name="P89">TASK-X</text:p>
          <text:list>
            <text:list-item>
              <text:p text:style-name="P113">test with → 3 consecutive bars</text:p>
              <text:list>
                <text:list-item>
                  <text:p text:style-name="P113">“dp_1_Trend_Down(\” ==&gt; if sentence, dispatch</text:p>
                </text:list-item>
                <text:list-item>
                  <text:p text:style-name="P113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5323250264622705611" text:style-name="L56">
        <text:list-item>
          <text:p text:style-name="P90"/>
        </text:list-item>
      </text:list>
      <text:p text:style-name="P2"><text:line-break/><text:span text:style-name="T9">[/ 20191212_131657]</text:span></text:p>
      <text:p text:style-name="P2"/>
      <text:p text:style-name="P16"/>
      <text:p text:style-name="P9"><text:span text:style-name="T10">41</text:span>---------------------------------------------------------------------------</text:p>
      <text:p text:style-name="P17">res free# JVEMV6 44#8.4.3_42 / 44. currency / 8. prog-python / 4 tester / 3. id-X / 20191213_133400</text:p>
      <text:p text:style-name="P17"><text:soft-page-break/></text:p>
      <text:p text:style-name="P9">[do] <text:span text:style-name="T6">#_ </text:span></text:p>
      <text:list xml:id="list2669931953433275431" text:style-name="L57">
        <text:list-item>
          <text:p text:style-name="P91">REVIEW</text:p>
        </text:list-item>
        <text:list-item>
          <text:p text:style-name="P91">SEG-1 : “dp-2<text:tab/># detect patterns : series-1” ==&gt; usable ?</text:p>
          <text:list>
            <text:list-item>
              <text:p text:style-name="P91">S-1.1</text:p>
              <text:list>
                <text:list-item>
                  <text:p text:style-name="P91">ajax : main.js</text:p>
                </text:list-item>
                <text:list-item>
                  <text:p text:style-name="P91">views.py : tester_BuyUps_SellLows__V2</text:p>
                  <text:list>
                    <text:list-item>
                      <text:p text:style-name="P91">def tester_BuyUps_SellLows__V2(request)</text:p>
                    </text:list-item>
                  </text:list>
                </text:list-item>
                <text:list-item>
                  <text:p text:style-name="P91">cons_fx.py</text:p>
                  <text:list>
                    <text:list-item>
                      <text:p text:style-name="P91">lo_Actions__BUSL__IDs = {</text:p>
                      <text:list>
                        <text:list-item>
                          <text:p text:style-name="P91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91">views.py : search → “value)[19]”</text:p>
                  <text:list>
                    <text:list-item>
                      <text:p text:style-name="P91">libfx_6.dp_2(request)</text:p>
                    </text:list-item>
                  </text:list>
                </text:list-item>
                <text:list-item>
                  <text:p text:style-name="P91">PROBLEM : libfx_6.dp_2(request) ==&gt; not found</text:p>
                  <text:list>
                    <text:list-item>
                      <text:p text:style-name="P124"><text:span text:style-name="T5">#_ </text:span><text:span text:style-name="T2">TRY : search file : #_20190630_180022:caller</text:span></text:p>
                    </text:list-item>
                    <text:list-item>
                      <text:p text:style-name="P124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91">TRY : exec → “dp-2<text:tab/># detect patterns : series-1”</text:p>
                      <text:list>
                        <text:list-item>
                          <text:p text:style-name="P114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14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4"><text:span text:style-name="T5">#_ </text:span><text:span text:style-name="T2">TASK-1 : test with → 100 entries</text:span></text:p>
          <text:list>
            <text:list-item>
              <text:p text:style-name="P91">T-1.1</text:p>
              <text:list>
                <text:list-item>
                  <text:p text:style-name="P91">conf file</text:p>
                </text:list-item>
                <text:list-item>
                  <text:p text:style-name="P91">TEST ==&gt; </text:p>
                  <text:list>
                    <text:list-item>
                      <text:p text:style-name="P91">BUSL3_No_T_3.(20191213_132942).dir</text:p>
                    </text:list-item>
                    <text:list-item>
                      <text:p text:style-name="P91">“len(lo_Pos_Exits)<text:tab/>24”</text:p>
                    </text:list-item>
                    <text:list-item>
                      <text:p text:style-name="P91">“cntOf_SLs<text:tab/>10<text:tab/>(0.417)</text:p>
                      <text:p text:style-name="P91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2 ::[20191213_135105</text:p>
          <text:list>
            <text:list-item>
              <text:list>
                <text:list-item>
                  <text:p text:style-name="P91">observe ==&gt; dat file enties → what tendencies ?</text:p>
                  <text:list>
                    <text:list-item>
                      <text:p text:style-name="P91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91">T-2.1 : jve_8.4.3_42.ods</text:p>
              <text:list>
                <text:list-item>
                  <text:p text:style-name="P91">sort : “exit” → “BB-seq” (sheet : “1_copy-1”)</text:p>
                  <text:list>
                    <text:list-item>
                      <text:p text:style-name="P91">col.N / col.Q</text:p>
                    </text:list-item>
                    <text:list-item>
                      <text:p text:style-name="P91">steps</text:p>
                      <text:list>
                        <text:list-item>
                          <text:p text:style-name="P114">“...SL” : シアン１０ / “TP” : オレンジ１０</text:p>
                        </text:list-item>
                        <text:list-item>
                          <text:p text:style-name="P114">cell values → copy to the right-side row, values only</text:p>
                        </text:list-item>
                        <text:list-item>
                          <text:p text:style-name="P114">original cells → set format</text:p>
                          <text:list>
                            <text:list-item>
                              <text:p text:style-name="P114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14">copied values → back to the original cells, values only</text:p>
                        </text:list-item>
                      </text:list>
                    </text:list-item>
                    <text:list-item>
                      <text:p text:style-name="P114">OBS (jve_8.4.3_42.ods // C:\WORKS_2\WS\WS_Others.JVEMV6\JVEMV6\44_currency\8_prog-python\4_tester\3_id-XX)</text:p>
                      <text:list>
                        <text:list-item>
                          <text:p text:style-name="P114">“6”から始まっているもの</text:p>
                          <text:list>
                            <text:list-item>
                              <text:p text:style-name="P114">SL　：１０件中、０件</text:p>
                            </text:list-item>
                            <text:list-item>
                              <text:p text:style-name="P114">TP　：3 / 14 (21 %)</text:p>
                            </text:list-item>
                          </text:list>
                        </text:list-item>
                        <text:list-item>
                          <text:p text:style-name="P114">“5-5-5”</text:p>
                          <text:list>
                            <text:list-item>
                              <text:p text:style-name="P114">SL : 1 / 10</text:p>
                            </text:list-item>
                            <text:list-item>
                              <text:p text:style-name="P114">TP : 2 / 14</text:p>
                            </text:list-item>
                          </text:list>
                        </text:list-item>
                        <text:list-item>
                          <text:p text:style-name="P114">“5-5-6”</text:p>
                          <text:list>
                            <text:list-item>
                              <text:p text:style-name="P114">SL : 0 / 10</text:p>
                            </text:list-item>
                            <text:list-item>
                              <text:p text:style-name="P114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3</text:p>
          <text:list>
            <text:list-item>
              <text:list>
                <text:list-item>
                  <text:p text:style-name="P91">“BB-seq” → <text:span text:style-name="T8">各barの、pri_Closeを使おう</text:span></text:p>
                </text:list-item>
                <text:list-item>
                  <text:p text:style-name="P114">libfx_6</text:p>
                </text:list-item>
                <text:list-item>
                  <text:p text:style-name="P114">_get_StrOf_BB_Seq : #_20191010_125054:caller</text:p>
                </text:list-item>
              </text:list>
            </text:list-item>
            <text:list-item>
              <text:p text:style-name="P114">T-3.1</text:p>
              <text:list>
                <text:list-item>
                  <text:p text:style-name="P114">new FUNC : _get_StrOf_BB_Seq__2_Price_Close(lo_BDs, num_Idx)</text:p>
                  <text:list>
                    <text:list-item>
                      <text:p text:style-name="P114"><text:soft-page-break/>DUP</text:p>
                    </text:list-item>
                    <text:list-item>
                      <text:p text:style-name="P114">labels</text:p>
                    </text:list-item>
                    <text:list-item>
                      <text:p text:style-name="P91"><text:span text:style-name="T7">#_ </text:span><text:span text:style-name="T8">caller</text:span></text:p>
                    </text:list-item>
                    <text:list-item>
                      <text:p text:style-name="P114">edit</text:p>
                    </text:list-item>
                    <text:list-item>
                      <text:p text:style-name="P114">TEST ==&gt; <text:s/>::[</text:p>
                      <text:list>
                        <text:list-item>
                          <text:p text:style-name="P114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4">OBS</text:p>
              <text:list>
                <text:list-item>
                  <text:p text:style-name="P114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7"/>
          </table:table-cell>
          <table:table-cell table:style-name="表6.A1" office:value-type="string">
            <text:p text:style-name="P27">seq</text:p>
          </table:table-cell>
          <table:table-cell table:style-name="表6.A1" office:value-type="string">
            <text:p text:style-name="P27">SL</text:p>
          </table:table-cell>
          <table:table-cell table:style-name="表6.D1" office:value-type="string">
            <text:p text:style-name="P27">TP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5-5-5</text:p>
          </table:table-cell>
          <table:table-cell table:style-name="表6.A2" office:value-type="string">
            <text:p text:style-name="P27">' 4 / 10</text:p>
          </table:table-cell>
          <table:table-cell table:style-name="表6.D2" office:value-type="string">
            <text:p text:style-name="P27">' 3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' 0 / 10</text:p>
          </table:table-cell>
          <table:table-cell table:style-name="表6.D2" office:value-type="string">
            <text:p text:style-name="P27">' 4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(1~4)</text:p>
          </table:table-cell>
          <table:table-cell table:style-name="表6.A2" office:value-type="string">
            <text:p text:style-name="P27">-</text:p>
          </table:table-cell>
          <table:table-cell table:style-name="表6.D2" office:value-type="string">
            <text:p text:style-name="P27">' 0 / 14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6-*</text:p>
          </table:table-cell>
          <table:table-cell table:style-name="表6.A2" office:value-type="string">
            <text:p text:style-name="P27"><office:annotation office:name="__Annotation__10812_858251260"><dc:creator>iwabuchi ken</dc:creator><dc:date>2019-12-13T15:18:34.20</dc:date><text:p text:style-name="P133"><text:span text:style-name="T16">NOTICED</text:span></text:p><text:p text:style-name="P133"><text:span text:style-name="T16">1. “6-5-4”</text:span><text:span text:style-name="T16">という</text:span><text:span text:style-name="T16">seq</text:span><text:span text:style-name="T16">は、　</text:span><text:span text:style-name="T16">=&gt;</text:span><text:span text:style-name="T16">　ない、そもそも。</text:span></text:p><text:p text:style-name="P133"><text:span text:style-name="T16">2. “6-5”</text:span><text:span text:style-name="T16">と続いたら、　</text:span><text:span text:style-name="T16">=&gt;</text:span><text:span text:style-name="T16">　</text:span><text:span text:style-name="T16">TP</text:span><text:span text:style-name="T16">しかない　</text:span><text:span text:style-name="T16">=&gt;</text:span><text:span text:style-name="T16">　</text:span><text:span text:style-name="T16">i.e. </text:span><text:span text:style-name="T16">下がる場合しか、ない</text:span></text:p></office:annotation>-</text:p>
          </table:table-cell>
          <table:table-cell table:style-name="表6.D2" office:value-type="string">
            <text:p text:style-name="P27">6-5-5-5 (1)</text:p>
            <text:p text:style-name="P27">6-5-6-6 (2)</text:p>
            <text:p text:style-name="P27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5-*</text:p>
          </table:table-cell>
          <table:table-cell table:style-name="表6.A2" office:value-type="string">
            <text:p text:style-name="P27">5-5-5-5 <office:annotation office:name="__Annotation__5757_1150484385"><dc:creator>iwabuchi ken</dc:creator><dc:date>2019-12-15T10:53:36.22</dc:date><text:p text:style-name="P133"><text:span text:style-name="T16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7">5-5-5-5 (3)</text:p>
            <text:p text:style-name="P27">5-5-5-6 (1)</text:p>
            <text:p text:style-name="P27">5-5-6-6 (1)</text:p>
            <text:p text:style-name="P27">5-6-6-5 (1)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4-*</text:p>
          </table:table-cell>
          <table:table-cell table:style-name="表6.A2" office:value-type="string">
            <text:p text:style-name="P27">' 4 / 10</text:p>
            <text:p text:style-name="P27">4-4-4-5 (2)</text:p>
            <text:p text:style-name="P27">4-4-5-5 (1)</text:p>
            <text:p text:style-name="P27">4-4-5-6 (1)</text:p>
          </table:table-cell>
          <table:table-cell table:style-name="表6.D2" office:value-type="string">
            <text:p text:style-name="P27">' 2 / 14</text:p>
            <text:p text:style-name="P27">4-4-6-5</text:p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5-*</text:p>
          </table:table-cell>
          <table:table-cell table:style-name="表6.A2" office:value-type="string">
            <text:p text:style-name="P27">' 1 / 10</text:p>
            <text:p text:style-name="P27">4-5-5-5 (1)</text:p>
          </table:table-cell>
          <table:table-cell table:style-name="表6.D2" office:value-type="string">
            <text:p text:style-name="P27">' 0 / 14</text:p>
            <text:p text:style-name="P27"/>
          </table:table-cell>
        </table:table-row>
        <table:table-row>
          <table:table-cell table:style-name="表6.A2" office:value-type="string">
            <text:p text:style-name="P27"/>
          </table:table-cell>
          <table:table-cell table:style-name="表6.A2" office:value-type="string">
            <text:p text:style-name="P27">4-*</text:p>
          </table:table-cell>
          <table:table-cell table:style-name="表6.A2" office:value-type="string">
            <text:p text:style-name="P27">' 1 / 10</text:p>
            <text:p text:style-name="P27">4-4-4-5<text:span text:style-name="T8"> (2)</text:span></text:p>
            <text:p text:style-name="P27">4-4-5-5<text:span text:style-name="T8"> (1)</text:span></text:p>
            <text:p text:style-name="P27">4-4-5-6<text:span text:style-name="T8"> (1)</text:span></text:p>
            <text:p text:style-name="P27">4-5-5-5<text:span text:style-name="T8"> (1)</text:span></text:p>
          </table:table-cell>
          <table:table-cell table:style-name="表6.D2" office:value-type="string">
            <text:p text:style-name="P27">' 0 / 14</text:p>
            <text:p text:style-name="P27">4-4-6-5 <text:span text:style-name="T8">(1)</text:span></text:p>
            <text:p text:style-name="P27">4-6-5-6 <text:span text:style-name="T8">(1)</text:span></text:p>
          </table:table-cell>
        </table:table-row>
      </table:table>
      <text:list xml:id="list34643245" text:continue-numbering="true" text:style-name="L57">
        <text:list-item>
          <text:list>
            <text:list-item>
              <text:list>
                <text:list-item>
                  <text:p text:style-name="P114"/>
                  <text:list>
                    <text:list-item>
                      <text:p text:style-name="P114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X</text:p>
          <text:list>
            <text:list-item>
              <text:p text:style-name="P114">test with → 3 consecutive bars</text:p>
              <text:list>
                <text:list-item>
                  <text:p text:style-name="P114">“dp_1_Trend_Down(\” ==&gt; if sentence, dispatch</text:p>
                </text:list-item>
                <text:list-item>
                  <text:p text:style-name="P114"><text:soft-page-break/>#_20191211_130914:wl:in-func</text:p>
                </text:list-item>
              </text:list>
            </text:list-item>
            <text:list-item>
              <text:p text:style-name="P91"/>
            </text:list-item>
          </text:list>
        </text:list-item>
      </text:list>
      <text:p text:style-name="P9"/>
      <text:p text:style-name="P9">[next]</text:p>
      <text:list xml:id="list2023777399279212524" text:style-name="L58">
        <text:list-item>
          <text:p text:style-name="P92">TASK-1</text:p>
          <text:list>
            <text:list-item>
              <text:p text:style-name="P92">this : TASK-3 ==&gt; same with U/J data</text:p>
            </text:list-item>
            <text:list-item>
              <text:p text:style-name="P92">csv : 44_5.1_10_rawdata.(USDJPY).(Period-M15).(NumOfUnits-10000).(Bars-ALL-20190427_162903).20190324_112524.[SLICE-100].csv</text:p>
            </text:list-item>
          </text:list>
        </text:list-item>
        <text:list-item>
          <text:p text:style-name="P92">TASK-X</text:p>
          <text:list>
            <text:list-item>
              <text:p text:style-name="P115">test with → 3 consecutive bars</text:p>
              <text:list>
                <text:list-item>
                  <text:p text:style-name="P115">“dp_1_Trend_Down(\” ==&gt; if sentence, dispatch</text:p>
                </text:list-item>
                <text:list-item>
                  <text:p text:style-name="P115">#_20191211_130914:wl:in-func</text:p>
                </text:list-item>
              </text:list>
            </text:list-item>
          </text:list>
        </text:list-item>
      </text:list>
      <text:p text:style-name="P9">[further]</text:p>
      <text:list xml:id="list6692510746833786322" text:style-name="L59">
        <text:list-item>
          <text:p text:style-name="P93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6"/>
      <text:p text:style-name="P9"><text:span text:style-name="T10">42</text:span>---------------------------------------------------------------------------</text:p>
      <text:p text:style-name="P17">res free# JVEMV6 44#8.4.3_43 / 44. currency / 8. prog-python / 4 tester / 3. id-X / 20191215_104529</text:p>
      <text:p text:style-name="P17"/>
      <text:p text:style-name="P9">[do] <text:span text:style-name="T6">#_ </text:span></text:p>
      <text:list xml:id="list7708060963234009877" text:style-name="L60">
        <text:list-item>
          <text:p text:style-name="P94">REVIEW</text:p>
        </text:list-item>
        <text:list-item>
          <text:p text:style-name="P125"><text:span text:style-name="T5">#_ </text:span><text:span text:style-name="T2">TASK-1 : func “_get_StrOf_BB_Seq__2_Price_Close” ==&gt; modify</text:span></text:p>
          <text:list>
            <text:list-item>
              <text:p text:style-name="P94">T-1.1</text:p>
              <text:list>
                <text:list-item>
                  <text:p text:style-name="P94">==&gt; DROP (not necessary) ::]20191215_110122</text:p>
                </text:list-item>
              </text:list>
            </text:list-item>
          </text:list>
        </text:list-item>
        <text:list-item>
          <text:p text:style-name="P125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4">“tester_T_2__Report_Dat” ==&gt; where used ?</text:p>
                  <text:list>
                    <text:list-item>
                      <text:p text:style-name="P94">==&gt; #_20191215_110948:tmp</text:p>
                    </text:list-item>
                  </text:list>
                </text:list-item>
              </text:list>
            </text:list-item>
            <text:list-item>
              <text:p text:style-name="P94">T-2.1</text:p>
              <text:list>
                <text:list-item>
                  <text:p text:style-name="P94">review : log file : BUSL3_No_T_3.(20191213_143822).log</text:p>
                  <text:list>
                    <text:list-item>
                      <text:p text:style-name="P94">search</text:p>
                      <text:list>
                        <text:list-item>
                          <text:p text:style-name="P94">“cntOf_Loop” (py file line : 10324) ==&gt; NO</text:p>
                        </text:list-item>
                        <text:list-item>
                          <text:p text:style-name="P94">line : 9831 ==&gt; <text:s/>_6.py:9831 ==&gt; NO</text:p>
                        </text:list-item>
                      </text:list>
                    </text:list-item>
                    <text:list-item>
                      <text:p text:style-name="P94">TRACE</text:p>
                      <text:list>
                        <text:list-item>
                          <text:p text:style-name="P94">tester_T_2__Buy_Up__Loop_2_Trailing__V3__ForLoop_1</text:p>
                        </text:list-item>
                        <text:list-item>
                          <text:p text:style-name="P94">&lt;== tester_T_2__Buy_Up__Loop_2_Trailing__V3</text:p>
                        </text:list-item>
                        <text:list-item>
                          <text:p text:style-name="P94">&lt;== tester_T_3(request)</text:p>
                        </text:list-item>
                      </text:list>
                    </text:list-item>
                    <text:list-item>
                      <text:p text:style-name="P94">FOUND</text:p>
                      <text:list>
                        <text:list-item>
                          <text:p text:style-name="P94">tester_T_2__Report_Dat : #_20191215_110948:tmp</text:p>
                          <text:list>
                            <text:list-item>
                              <text:p text:style-name="P94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4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4">T-3.1</text:p>
                  <text:list>
                    <text:list-item>
                      <text:p text:style-name="P94">conf file edit</text:p>
                    </text:list-item>
                    <text:list-item>
                      <text:p text:style-name="P94">TEST</text:p>
                      <text:list>
                        <text:list-item>
                          <text:p text:style-name="P94">BUSL3_No_T_3.(20191215_111336).dat</text:p>
                        </text:list-item>
                        <text:list-item>
                          <text:p text:style-name="P94">“len(lo_Pos_Exits)<text:tab/>17</text:p>
                          <text:p text:style-name="P94">total<text:tab/>152</text:p>
                          <text:p text:style-name="P94">ratio<text:tab/>0.112</text:p>
                          <text:p text:style-name="P94">cntOf_SLs<text:tab/>14<text:tab/>(0.824)</text:p>
                          <text:p text:style-name="P94">cntOf_TPs<text:tab/>3<text:tab/>(0.176)”</text:p>
                        </text:list-item>
                        <text:list-item>
                          <text:p text:style-name="P94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4">T-3.2 : probe some entries : BUSL3_No_T_3.<text:soft-page-break/>(20191215_111336).dat</text:p>
                  <text:list>
                    <text:list-item>
                      <text:p text:style-name="P94">SL</text:p>
                      <text:list>
                        <text:list-item>
                          <text:p text:style-name="P94">2019.04.26 02:45</text:p>
                          <text:list>
                            <text:list-item>
                              <text:p text:style-name="P94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4">2019.04.26 03:15</text:p>
                          <text:list>
                            <text:list-item>
                              <text:p text:style-name="P94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4">2019.04.26 22:15</text:p>
                          <text:list>
                            <text:list-item>
                              <text:p text:style-name="P94">PROBLEM → not 4-consecutive</text:p>
                            </text:list-item>
                            <text:list-item>
                              <text:p text:style-name="P94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4">2019.04.26 20:00</text:p>
                          <text:list>
                            <text:list-item>
                              <text:p text:style-name="P94">BB width（<text:span text:style-name="T8">直前）</text:span> : -2S ~ +2S → 325</text:p>
                            </text:list-item>
                            <text:list-item>
                              <text:p text:style-name="P94">MFI : 34.4357</text:p>
                            </text:list-item>
                            <text:list-item>
                              <text:p text:style-name="P94">RSI : 44.1653</text:p>
                            </text:list-item>
                          </text:list>
                        </text:list-item>
                        <text:list-item>
                          <text:p text:style-name="P94">2019.04.26 17:15</text:p>
                          <text:list>
                            <text:list-item>
                              <text:p text:style-name="P94">BB width（<text:span text:style-name="T8">直前）</text:span> : -2S ~ +2S → 320</text:p>
                            </text:list-item>
                            <text:list-item>
                              <text:p text:style-name="P94">MFI : 36.1007</text:p>
                            </text:list-item>
                            <text:list-item>
                              <text:p text:style-name="P94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TP</text:p>
                      <text:list>
                        <text:list-item>
                          <text:p text:style-name="P94">2019.04.26 03:00</text:p>
                          <text:list>
                            <text:list-item>
                              <text:p text:style-name="P94">BB width（<text:span text:style-name="T8">直前）</text:span> : -2S ~ +2S → 169</text:p>
                            </text:list-item>
                            <text:list-item>
                              <text:p text:style-name="P94">MFI : 41.2721</text:p>
                            </text:list-item>
                            <text:list-item>
                              <text:p text:style-name="P94">RSI : 40.3515</text:p>
                            </text:list-item>
                            <text:list-item>
                              <text:p text:style-name="P94">bars</text:p>
                              <text:list>
                                <text:list-item>
                                  <text:p text:style-name="P94">-2 : +43</text:p>
                                </text:list-item>
                                <text:list-item>
                                  <text:p text:style-name="P94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4">2019.04.26 16:45</text:p>
                          <text:list>
                            <text:list-item>
                              <text:p text:style-name="P94">BB width（<text:span text:style-name="T8">直前）</text:span> : -2S ~ +2S → 215</text:p>
                            </text:list-item>
                            <text:list-item>
                              <text:p text:style-name="P94">MFI : 43.8893 (prev → higher)</text:p>
                            </text:list-item>
                            <text:list-item>
                              <text:p text:style-name="P94">RSI : 40.9751 (prev → higher)</text:p>
                            </text:list-item>
                            <text:list-item>
                              <text:p text:style-name="P94"><text:soft-page-break/>bars</text:p>
                              <text:list>
                                <text:list-item>
                                  <text:p text:style-name="P94">-2 : -25</text:p>
                                </text:list-item>
                                <text:list-item>
                                  <text:p text:style-name="P94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4 : csv → A/J, M15 ==&gt; oth<text:span text:style-name="T8">er time span</text:span></text:p>
          <text:list>
            <text:list-item>
              <text:list>
                <text:list-item>
                  <text:p text:style-name="P116">T-4.1 : probe</text:p>
                  <text:list>
                    <text:list-item>
                      <text:p text:style-name="P116">current csv : BUSL3_No_T_3.(20191213_143822).dat</text:p>
                      <text:list>
                        <text:list-item>
                          <text:p text:style-name="P116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16">span → 2019.04.24 12:30 ~~ 2019.04.23 11:45</text:p>
                        </text:list-item>
                      </text:list>
                    </text:list-item>
                    <text:list-item>
                      <text:p text:style-name="P116">new</text:p>
                      <text:list>
                        <text:list-item>
                          <text:p text:style-name="P116">44_5.1_10_rawdata.(AUDJPY).(Period-M15).(NumOfUnits-18000).(Bars-ALL-20190424_184417).20190311_081029.[SLICE-1000].csv</text:p>
                        </text:list-item>
                        <text:list-item>
                          <text:p text:style-name="P116">span : 2019.04.16 12:30 ~~ 2019.04.15 11:45</text:p>
                        </text:list-item>
                        <text:list-item>
                          <text:p text:style-name="P116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16">T-4.2 : exec</text:p>
                  <text:list>
                    <text:list-item>
                      <text:p text:style-name="P116">==&gt; OK (gen-ed)</text:p>
                    </text:list-item>
                    <text:list-item>
                      <text:p text:style-name="P116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4">TASK-X</text:p>
          <text:list>
            <text:list-item>
              <text:p text:style-name="P116">test with → 3 consecutive bars</text:p>
              <text:list>
                <text:list-item>
                  <text:p text:style-name="P116">“dp_1_Trend_Down(\” ==&gt; if sentence, dispatch</text:p>
                </text:list-item>
                <text:list-item>
                  <text:p text:style-name="P116">#_20191211_130914:wl:in-func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846573960607140259" text:style-name="L61">
        <text:list-item>
          <text:p text:style-name="P95">TASK : this : T-3.2 ==&gt; probe, further</text:p>
          <text:list>
            <text:list-item>
              <text:p text:style-name="P95">BUSL3_No_T_3.(20191215_111336).dat</text:p>
            </text:list-item>
          </text:list>
        </text:list-item>
      </text:list>
      <text:p text:style-name="P9"><text:soft-page-break/>[further]</text:p>
      <text:list xml:id="list5495454519936548879" text:style-name="L62">
        <text:list-item>
          <text:p text:style-name="P96"/>
        </text:list-item>
      </text:list>
      <text:p text:style-name="P2"><text:line-break/><text:span text:style-name="T9">[/ XXX]</text:span></text:p>
      <text:p text:style-name="P2"/>
      <text:p text:style-name="P16"/>
      <text:p text:style-name="P9"><text:span text:style-name="T10">43</text:span>---------------------------------------------------------------------------</text:p>
      <text:p text:style-name="P17">res free# JVEMV6 44#5.10_1 / 44. currency / 5. ea-tools / 10. ea-3 (for <text:s/>: dp_1_Trend_Down) / 20191215_135943</text:p>
      <text:p text:style-name="P17"/>
      <text:p text:style-name="P9">[do] <text:span text:style-name="T6">#_ </text:span></text:p>
      <text:list xml:id="list7145052880435754667" text:style-name="L63">
        <text:list-item>
          <text:p text:style-name="P97">REVIEW</text:p>
        </text:list-item>
        <text:list-item>
          <text:p text:style-name="P97">TASK-1 : review existing files</text:p>
          <text:list>
            <text:list-item>
              <text:p text:style-name="P97">T-1.1</text:p>
              <text:list>
                <text:list-item>
                  <text:p text:style-name="P97">create → new dir : C:\Users\iwabuchiken\AppData\Roaming\MetaQuotes\Terminal\34B08C83A5AAE27A4079DE708E60511E\MQL4\Experts\labs\eas\ea-3</text:p>
                </text:list-item>
                <text:list-item>
                  <text:p text:style-name="P97">DUP : eap-2.(id-1).mq4 // C:\Users\iwabuchiken\AppData\Roaming\MetaQuotes\Terminal\34B08C83A5AAE27A4079DE708E60511E\MQL4\Experts\labs\eap_2\id_1</text:p>
                </text:list-item>
                <text:list-item>
                  <text:p text:style-name="P97">gen : func list</text:p>
                </text:list-item>
              </text:list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7">open ==&gt; gen-func-list.bat // C:\Users\iwabuchiken\AppData\Roaming\MetaQuotes\Terminal\34B08C83A5AAE27A4079DE708E60511E\MQL4\utils</text:p>
          </table:table-cell>
        </table:table-row>
        <table:table-row>
          <table:table-cell table:style-name="表8.A2" office:value-type="string">
            <text:p text:style-name="P27">sakura 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>set dpath_Src=</text:p>
            <text:p text:style-name="P27">set fname_Src=</text:p>
            <text:p text:style-name="P27"><text:soft-page-break/>set dpath_Dst=</text:p>
          </table:table-cell>
        </table:table-row>
        <table:table-row>
          <table:table-cell table:style-name="表8.A2" office:value-type="string">
            <text:p text:style-name="P27">C:\Users\iwabuchiken\AppData\Roaming\MetaQuotes\Terminal\B9B5D4C0EA7B43E1F3A680F94F757B3D\MQL4\Experts\labs\44_5.3\gen-func-list.bat</text:p>
          </table:table-cell>
        </table:table-row>
        <table:table-row>
          <table:table-cell table:style-name="表8.A2" office:value-type="string">
            <text:p text:style-name="P27"/>
          </table:table-cell>
        </table:table-row>
      </table:table>
      <text:list xml:id="list34666834" text:continue-numbering="true" text:style-name="L63">
        <text:list-item>
          <text:p text:style-name="P97">TASK-2 : edit mq4 file : ea-3.mq4</text:p>
          <text:list>
            <text:list-item>
              <text:p text:style-name="P97">T-2.1</text:p>
              <text:list>
                <text:list-item>
                  <text:p text:style-name="P97">TRACE</text:p>
                  <text:list>
                    <text:list-item>
                      <text:p text:style-name="P97">int init()</text:p>
                      <text:list>
                        <text:list-item>
                          <text:p text:style-name="P97">setup();</text:p>
                        </text:list-item>
                        <text:list-item>
                          <text:p text:style-name="P97">setup_Data_File();</text:p>
                        </text:list-item>
                      </text:list>
                    </text:list-item>
                    <text:list-item>
                      <text:p text:style-name="P97">int start()</text:p>
                      <text:list>
                        <text:list-item>
                          <text:p text:style-name="P97">cntOf_Ticks += 1;</text:p>
                        </text:list-item>
                        <text:list-item>
                          <text:p text:style-name="P97">_is_Order_Pending();</text:p>
                        </text:list-item>
                        <text:list-item>
                          <text:p text:style-name="P97">trail_Orders();</text:p>
                        </text:list-item>
                        <text:list-item>
                          <text:p text:style-name="P97">res = _is_NewBar();</text:p>
                        </text:list-item>
                        <text:list-item>
                          <text:p text:style-name="P97">if-sentence</text:p>
                          <text:list>
                            <text:list-item>
                              <text:p text:style-name="P97"/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7">T-2.2 : ~~ “j2 : Y : 1”</text:p>
              <text:list>
                <text:list-item>
                  <text:p text:style-name="P97">CODE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158320717873252665" text:style-name="L64">
        <text:list-item>
          <text:p text:style-name="P98">TASK-1 : review : ea-3.mq4</text:p>
          <text:list>
            <text:list-item>
              <text:p text:style-name="P98">~~ “j2 : Y : 1” ==&gt; TEST</text:p>
            </text:list-item>
          </text:list>
        </text:list-item>
      </text:list>
      <text:p text:style-name="P9">[further]</text:p>
      <text:list xml:id="list2775177685261680508" text:style-name="L65">
        <text:list-item>
          <text:p text:style-name="P99"/>
        </text:list-item>
      </text:list>
      <text:p text:style-name="P2"><text:line-break/><text:span text:style-name="T9">[/ 20191215_144356]</text:span></text:p>
      <text:p text:style-name="P2"/>
      <text:p text:style-name="P16">@@@</text:p>
      <text:p text:style-name="P11"><text:soft-page-break/></text:p>
      <text:p text:style-name="P9">---------------------------------------------------------------------------</text:p>
      <text:p text:style-name="P17">res free# JVEMV6 44#5.10_2 / 44. currency / 5. ea-tools / 10. ea-3 (for <text:s/>: dp_1_Trend_Down) / XXXX</text:p>
      <text:p text:style-name="P17"/>
      <text:p text:style-name="P9">[do] <text:span text:style-name="T6">#_ </text:span></text:p>
      <text:list xml:id="list34651538" text:continue-list="list34662323" text:style-name="L4">
        <text:list-item>
          <text:p text:style-name="P38">REVIEW</text:p>
        </text:list-item>
        <text:list-item>
          <text:p text:style-name="P38">TASK-1</text:p>
        </text:list-item>
      </text:list>
      <text:p text:style-name="P9"/>
      <text:p text:style-name="P9">[next]</text:p>
      <text:list xml:id="list7808709046515971177" text:style-name="L71">
        <text:list-item>
          <text:p text:style-name="P102">TASK</text:p>
        </text:list-item>
      </text:list>
      <text:p text:style-name="P9">[further]</text:p>
      <text:list xml:id="list9093136933555911293" text:style-name="L72">
        <text:list-item>
          <text:p text:style-name="P103"/>
        </text:list-item>
      </text:list>
      <text:p text:style-name="P2"><text:line-break/><text:span text:style-name="T9">[/ XXX]</text:span></text:p>
      <text:p text:style-name="P2"/>
      <text:p text:style-name="P2"/>
      <text:p text:style-name="P11"/>
      <text:p text:style-name="P11"/>
      <text:p text:style-name="P7">------------------------------------------------ [TEMPLATE] 20190630_172146</text:p>
      <text:p text:style-name="P9">---------------------------------------------------------------------------</text:p>
      <text:p text:style-name="P17">res free# JVEMV6 44#8.4.3_X / 44. currency / 8. prog-python / 4 tester / 3. id-X / XXXX</text:p>
      <text:p text:style-name="P17"/>
      <text:p text:style-name="P9">[do] <text:span text:style-name="T6">#_ </text:span></text:p>
      <text:list xml:id="list34652023" text:continue-list="list34651538" text:style-name="L4">
        <text:list-item>
          <text:p text:style-name="P38">REVIEW</text:p>
        </text:list-item>
        <text:list-item>
          <text:p text:style-name="P38">TASK-1</text:p>
        </text:list-item>
      </text:list>
      <text:p text:style-name="P9"/>
      <text:p text:style-name="P9">[next]</text:p>
      <text:list xml:id="list1160567632824421061" text:style-name="L66">
        <text:list-item>
          <text:p text:style-name="P100"><text:soft-page-break/>TASK</text:p>
        </text:list-item>
      </text:list>
      <text:p text:style-name="P9">[further]</text:p>
      <text:list xml:id="list8388704327104406316" text:style-name="L67">
        <text:list-item>
          <text:p text:style-name="P101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7">/------------------------------------------------ [/TEMPLATE]</text:p>
      <text:p text:style-name="P7">----------------------------------------------------------------------------- [DOCS] 20190707_235900</text:p>
      <text:p text:style-name="P5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3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20">20190708_000057</text:p>
          </table:table-cell>
        </table:table-row>
        <table:table-row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  <table:table-cell table:style-name="表1.A1" office:value-type="string">
            <text:p text:style-name="P25"/>
          </table:table-cell>
        </table:table-row>
      </table:table>
      <text:p text:style-name="P1"/>
      <text:p text:style-name="P6">/ ----------------------------------------------------------------------------- [DOCS] 20190707_235900 /</text:p>
      <text:p text:style-name="P8">------------------------------------------------------- [STEPS : close : mql4] 20190826_135737</text:p>
      <text:list xml:id="list1246465381567138215" text:style-name="L68">
        <text:list-item>
          <text:p text:style-name="P118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6">r q &amp;&amp; s</text:p>
          </table:table-cell>
        </table:table-row>
        <table:table-row>
          <table:table-cell table:style-name="表3.A2" office:value-type="string">
            <text:p text:style-name="P26"/>
          </table:table-cell>
        </table:table-row>
        <table:table-row>
          <table:table-cell table:style-name="表3.A2" office:value-type="string">
            <text:p text:style-name="P22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22"/>
          </table:table-cell>
        </table:table-row>
      </table:table>
      <text:list xml:id="list34669725" text:continue-numbering="true" text:style-name="L68">
        <text:list-item>
          <text:list>
            <text:list-item>
              <text:p text:style-name="P118"/>
            </text:list-item>
            <text:list-item>
              <text:p text:style-name="P118"/>
            </text:list-item>
          </text:list>
        </text:list-item>
      </text:list>
      <text:p text:style-name="P8">/ ------------------------------------------------------- [STEPS : close : mql4] 20190826_135737 /</text:p>
      <text:p text:style-name="P8"/>
      <text:p text:style-name="P8">------------------------------------------------------- [STEPS : close] 20190718_165045</text:p>
      <text:p text:style-name="P6">[close]</text:p>
      <text:list xml:id="list5820038949527345513" text:style-name="L69">
        <text:list-item>
          <text:p text:style-name="P131"/>
        </text:list-item>
      </text:list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1">pushd C:\WORKS_2\Utils\shortcuts\proj_FX &amp;&amp; end_apps.bat</text:p>
          </table:table-cell>
        </table:table-row>
      </table:table>
      <text:list xml:id="list34664605" text:continue-numbering="true" text:style-name="L69">
        <text:list-item>
          <text:p text:style-name="P131">git</text:p>
          <text:list>
            <text:list-item>
              <text:p text:style-name="P126">console</text:p>
              <text:list>
                <text:list-item>
                  <text:p text:style-name="P126">r o1 &amp;&amp; s &amp;&amp; r q4 &amp;&amp; s</text:p>
                </text:list-item>
                <text:list-item>
                  <text:p text:style-name="P128"/>
                </text:list-item>
                <text:list-item>
                  <text:p text:style-name="P126">r o1 &amp;&amp; s &amp;&amp; r q &amp;&amp; s</text:p>
                </text:list-item>
                <text:list-item>
                  <text:p text:style-name="P128"> </text:p>
                </text:list-item>
                <text:list-item>
                  <text:p text:style-name="P126">r o1 &amp;&amp; s</text:p>
                </text:list-item>
                <text:list-item>
                  <text:p text:style-name="P128"/>
                </text:list-item>
                <text:list-item>
                  <text:p text:style-name="P126">r q4 &amp;&amp; s</text:p>
                </text:list-item>
                <text:list-item>
                  <text:p text:style-name="P128"/>
                </text:list-item>
                <text:list-item>
                  <text:p text:style-name="P126">r q1 &amp;&amp; s</text:p>
                </text:list-item>
                <text:list-item>
                  <text:p text:style-name="P128"/>
                </text:list-item>
                <text:list-item>
                  <text:p text:style-name="P126">r q &amp;&amp; s</text:p>
                </text:list-item>
                <text:list-item>
                  <text:p text:style-name="P127"/>
                </text:list-item>
                <text:list-item>
                  <text:p text:style-name="P126">g l --grep=currency</text:p>
                </text:list-item>
                <text:list-item>
                  <text:p text:style-name="P128"/>
                </text:list-item>
              </text:list>
            </text:list-item>
            <text:list-item>
              <text:p text:style-name="P126">commit</text:p>
              <text:list>
                <text:list-item>
                  <text:p text:style-name="P129">"myself] res freeJVEMV6 44#5.1 74 / 44. currency / 5. ea tools / 1. first / 20190608_160040</text:p>
                </text:list-item>
                <text:list-item>
                  <text:p text:style-name="P128"/>
                </text:list-item>
                <text:list-item>
                  <text:p text:style-name="P129">----------------</text:p>
                </text:list-item>
                <text:list-item>
                  <text:p text:style-name="P128"/>
                </text:list-item>
                <text:list-item>
                  <text:p text:style-name="P129">new FUNC : get_Bars__M_1_A_2</text:p>
                </text:list-item>
                <text:list-item>
                  <text:p text:style-name="P128"/>
                </text:list-item>
                <text:list-item>
                  <text:p text:style-name="P129">==&gt; started</text:p>
                </text:list-item>
                <text:list-item>
                  <text:p text:style-name="P129">"</text:p>
                </text:list-item>
              </text:list>
            </text:list-item>
            <text:list-item>
              <text:p text:style-name="P126">console</text:p>
              <text:list>
                <text:list-item>
                  <text:p text:style-name="P126">r q4 &amp;&amp; p</text:p>
                </text:list-item>
                <text:list-item>
                  <text:p text:style-name="P128"/>
                </text:list-item>
                <text:list-item>
                  <text:p text:style-name="P126">r o1 &amp;&amp; p</text:p>
                </text:list-item>
                <text:list-item>
                  <text:p text:style-name="P128"/>
                </text:list-item>
                <text:list-item>
                  <text:p text:style-name="P126">r q1 &amp;&amp; p</text:p>
                </text:list-item>
                <text:list-item>
                  <text:p text:style-name="P128"/>
                </text:list-item>
                <text:list-item>
                  <text:p text:style-name="P126">r q &amp;&amp; p &amp;&amp; pushd C:\WORKS_2\Utils\shortcuts\proj_FX &amp;&amp; end_apps.bat</text:p>
                </text:list-item>
                <text:list-item>
                  <text:p text:style-name="P128"><text:soft-page-break/></text:p>
                </text:list-item>
                <text:list-item>
                  <text:p text:style-name="P126">r q4 &amp;&amp; p &amp;&amp; r o1 &amp;&amp; p &amp;&amp; pushd C:\WORKS_2\Utils\shortcuts\proj_FX &amp;&amp; end_apps.bat</text:p>
                </text:list-item>
                <text:list-item>
                  <text:p text:style-name="P128"/>
                </text:list-item>
                <text:list-item>
                  <text:p text:style-name="P126">r q &amp;&amp; p &amp;&amp; r o1 &amp;&amp; p &amp;&amp; pushd C:\WORKS_2\Utils\shortcuts\proj_FX &amp;&amp; end_apps.bat</text:p>
                </text:list-item>
                <text:list-item>
                  <text:p text:style-name="P128"/>
                </text:list-item>
                <text:list-item>
                  <text:p text:style-name="P126">r q4 &amp;&amp; p &amp;&amp; pushd C:\WORKS_2\Utils\shortcuts\proj_FX &amp;&amp; end_apps.bat</text:p>
                </text:list-item>
                <text:list-item>
                  <text:p text:style-name="P126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1">r o1 &amp;&amp; e &amp;&amp; p</text:p>
          </table:table-cell>
        </table:table-row>
        <table:table-row>
          <table:table-cell table:style-name="表2.A2" office:value-type="string">
            <text:p text:style-name="P21">pushd C:\WORKS_2\Utils\shortcuts\proj_FX &amp;&amp; end_apps.bat</text:p>
          </table:table-cell>
        </table:table-row>
      </table:table>
      <text:list xml:id="list34662024" text:continue-numbering="true" text:style-name="L69">
        <text:list-item>
          <text:list>
            <text:list-item>
              <text:list>
                <text:list-item>
                  <text:p text:style-name="P126"/>
                </text:list-item>
                <text:list-item>
                  <text:p text:style-name="P126">r o1 &amp;&amp; e &amp;&amp; p</text:p>
                </text:list-item>
                <text:list-item>
                  <text:p text:style-name="P126">pushd C:\WORKS_2\Utils\shortcuts\proj_FX &amp;&amp; end_apps.bat</text:p>
                </text:list-item>
                <text:list-item>
                  <text:p text:style-name="P127"/>
                </text:list-item>
              </text:list>
            </text:list-item>
          </text:list>
        </text:list-item>
        <text:list-item>
          <text:p text:style-name="P126">close apps</text:p>
          <text:list>
            <text:list-item>
              <text:p text:style-name="P126">pushd C:\WORKS_2\Utils\shortcuts\proj_FX</text:p>
            </text:list-item>
            <text:list-item>
              <text:p text:style-name="P126">end_apps.bat</text:p>
            </text:list-item>
            <text:list-item>
              <text:p text:style-name="P128"/>
            </text:list-item>
          </text:list>
        </text:list-item>
        <text:list-item>
          <text:p text:style-name="P126">close</text:p>
          <text:list>
            <text:list-item>
              <text:p text:style-name="P126">folders</text:p>
            </text:list-item>
            <text:list-item>
              <text:p text:style-name="P126">browser</text:p>
            </text:list-item>
            <text:list-item>
              <text:p text:style-name="P126">server</text:p>
            </text:list-item>
            <text:list-item>
              <text:p text:style-name="P126">email</text:p>
            </text:list-item>
          </text:list>
        </text:list-item>
        <text:list-item>
          <text:p text:style-name="P132">send this email</text:p>
        </text:list-item>
      </text:list>
      <text:p text:style-name="P8">/ ------------------------------------------------------- [STEPS : close] 20190718_165045 /</text:p>
      <text:p text:style-name="P8">------------------------------------------------------- [STEPS : closing : fx] 20191006_101533</text:p>
      <text:list xml:id="list6182843934694577685" text:style-name="L70">
        <text:list-item>
          <text:p text:style-name="P31">git</text:p>
          <text:list>
            <text:list-item>
              <text:p text:style-name="P31">commit</text:p>
              <text:list>
                <text:list-item>
                  <text:p text:style-name="P31">C:\WORKS_2\WS\WS_Others.prog ==&gt; programs</text:p>
                </text:list-item>
                <text:list-item>
                  <text:p text:style-name="P31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8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8"/>
          </table:table-cell>
        </table:table-row>
      </table:table>
      <text:list xml:id="list34656901" text:continue-numbering="true" text:style-name="L70">
        <text:list-item>
          <text:p text:style-name="P31"><text:soft-page-break/>move “@@@”</text:p>
        </text:list-item>
        <text:list-item>
          <text:p text:style-name="P31">DUP : template</text:p>
        </text:list-item>
        <text:list-item>
          <text:p text:style-name="P31">delete</text:p>
          <text:list>
            <text:list-item>
              <text:p text:style-name="P31">log folders (gen-ed in this session)</text:p>
            </text:list-item>
          </text:list>
        </text:list-item>
        <text:list-item>
          <text:p text:style-name="P31">close apps</text:p>
          <text:list>
            <text:list-item>
              <text:p text:style-name="P31">eclipse</text:p>
            </text:list-item>
            <text:list-item>
              <text:p text:style-name="P31">server</text:p>
            </text:list-item>
            <text:list-item>
              <text:p text:style-name="P31">web page</text:p>
              <text:list>
                <text:list-item>
                  <text:p text:style-name="P3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31">folders</text:p>
            </text:list-item>
            <text:list-item>
              <text:p text:style-name="P31">mt4 tra<text:span text:style-name="T8">ding tool</text:span></text:p>
            </text:list-item>
            <text:list-item>
              <text:p text:style-name="P32">image files</text:p>
            </text:list-item>
          </text:list>
        </text:list-item>
        <text:list-item>
          <text:p text:style-name="P3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1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1">pushd C:\WORKS_2\Utils\shortcuts\proj_FX &amp;&amp; end_apps.bat</text:p>
            <text:p text:style-name="P21"/>
          </table:table-cell>
        </table:table-row>
        <table:table-row>
          <table:table-cell table:style-name="表5.A2" office:value-type="string">
            <text:p text:style-name="P21"/>
          </table:table-cell>
        </table:table-row>
      </table:table>
      <text:p text:style-name="P1"/>
      <text:list xml:id="list34665239" text:continue-numbering="true" text:style-name="L70">
        <text:list-item>
          <text:list>
            <text:list-item>
              <text:p text:style-name="P31">close</text:p>
            </text:list-item>
            <text:list-item>
              <text:p text:style-name="P31">console window</text:p>
            </text:list-item>
            <text:list-item>
              <text:p text:style-name="P31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4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4">1</text:p>
          </table:table-cell>
          <table:table-cell table:style-name="表7.B1" office:value-type="string">
            <text:p text:style-name="P24"/>
          </table:table-cell>
          <table:table-cell table:style-name="表7.B1" office:value-type="string">
            <text:p text:style-name="P9">(wanna-know) BB<text:span text:style-name="T8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7">res free# JVEMV6 44#8.4.3_42</text:p>
          </table:table-cell>
        </table:table-row>
        <table:table-row>
          <table:table-cell table:style-name="表7.A2" office:value-type="float" office:value="2">
            <text:p text:style-name="P24">2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>BB<text:span text:style-name="T8">の幅　=&gt;　min, max, avg, median</text:span></text:p>
          </table:table-cell>
          <table:table-cell table:style-name="表7.D2" office:value-type="string">
            <text:p text:style-name="P24">20191215_114117</text:p>
          </table:table-cell>
        </table:table-row>
        <table:table-row>
          <table:table-cell table:style-name="表7.A2" office:value-type="float" office:value="3">
            <text:p text:style-name="P24">3</text:p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10">test with → 3 consecutive bars</text:p>
            <text:p text:style-name="P10"><text:soft-page-break/>“dp_1_Trend_Down(\” ==&gt; if sentence, dispatch</text:p>
            <text:p text:style-name="P10">#_20191211_130914:wl:in-func</text:p>
          </table:table-cell>
          <table:table-cell table:style-name="表7.D2" office:value-type="string">
            <text:p text:style-name="P17">res free# <text:soft-page-break/>JVEMV6 44#8.4.3_42</text:p>
          </table:table-cell>
        </table:table-row>
        <table:table-row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B2" office:value-type="string">
            <text:p text:style-name="P24"/>
          </table:table-cell>
          <table:table-cell table:style-name="表7.D2" office:value-type="string">
            <text:p text:style-name="P24"/>
          </table:table-cell>
        </table:table-row>
      </table:table>
      <text:p text:style-name="P4"/>
      <text:p text:style-name="P4">/ ------------------------------------------------------- [wanna-know] 20191215_113905 /</text:p>
      <text:p text:style-name="P1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5T14:45:07.88</dc:date>
    <meta:editing-duration>P5DT3H2M27S</meta:editing-duration>
    <meta:editing-cycles>408</meta:editing-cycles>
    <meta:generator>OpenOffice/4.1.3$Win32 OpenOffice.org_project/413m1$Build-9783</meta:generator>
    <dc:creator>iwabuchi ken</dc:creator>
    <meta:document-statistic meta:table-count="9" meta:image-count="0" meta:object-count="0" meta:page-count="53" meta:paragraph-count="1239" meta:word-count="6411" meta:character-count="39002"/>
  </office:meta>
</office:document-meta>
</file>